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5118in"/>
    </style:style>
    <style:style style:name="T14" style:parent-style-name="Названиекниги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 fo:line-height="150%" fo:text-indent="0.4923in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 fo:line-height="150%" fo:text-indent="0.4923in"/>
    </style:style>
    <style:style style:name="T21" style:parent-style-name="Названиекниги" style:family="text">
      <style:text-properties style:font-name="Times New Roman" style:font-name-complex="Times New Roman" style:font-weight-complex="bold" fo:font-variant="normal" fo:font-size="14pt" style:font-size-asian="14pt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3756in" style:use-optimal-column-width="false"/>
    </style:style>
    <style:style style:name="Table28" style:family="table">
      <style:table-properties style:width="7.2062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vertical-align="bottom" fo:padding-top="0in" fo:padding-left="0.075in" fo:padding-bottom="0in" fo:padding-right="0.075in"/>
    </style:style>
    <style:style style:name="P34" style:parent-style-name="Standard" style:family="paragraph">
      <style:paragraph-properties fo:line-height="150%" fo:text-indent="0.4923in"/>
    </style:style>
    <style:style style:name="T35" style:parent-style-name="Основнойшрифтабзаца" style:family="text">
      <style:text-properties style:font-name="Times New Roman" style:font-size-complex="14pt"/>
    </style:style>
    <style:style style:name="TableCell36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line-height="150%"/>
      <style:text-properties style:font-name="Times New Roman" style:font-size-complex="14pt"/>
    </style:style>
    <style:style style:name="TableCell38" style:family="table-cell">
      <style:table-cell-properties fo:border="none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 fo:line-height="150%" fo:text-indent="0.4923in"/>
    </style:style>
    <style:style style:name="T40" style:parent-style-name="Основнойшрифтабзаца" style:family="text">
      <style:text-properties style:font-name="Times New Roman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size-complex="14pt"/>
    </style:style>
    <style:style style:name="TableCell46" style:family="table-cell">
      <style:table-cell-properties fo:border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Обычныйвеб" style:family="paragraph">
      <style:paragraph-properties fo:text-align="justify" fo:margin-top="0in" fo:margin-bottom="0in" fo:line-height="150%" fo:text-indent="0.4923in"/>
      <style:text-properties style:font-name="Times New Roman" fo:font-size="14pt" style:font-size-asian="14pt" style:font-size-complex="14pt"/>
    </style:style>
    <style:style style:name="P55" style:parent-style-name="Обычныйвеб" style:family="paragraph">
      <style:paragraph-properties fo:margin-top="0in" fo:margin-bottom="0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Обычныйвеб" style:family="paragraph">
      <style:paragraph-properties fo:margin-top="0in" fo:margin-bottom="0in" fo:line-height="150%" fo:text-indent="0.4923in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8" style:parent-style-name="Заголовок2" style:family="paragraph">
      <style:paragraph-properties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9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0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1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2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3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4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5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6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7" style:parent-style-name="Заголовок2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68" style:parent-style-name="Заголовок2" style:family="paragraph">
      <style:paragraph-properties fo:line-height="150%" fo:text-indent="0.4923in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" style:parent-style-name="Заголовок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74" style:family="table-column">
      <style:table-column-properties style:column-width="0.8958in" style:use-optimal-column-width="false"/>
    </style:style>
    <style:style style:name="TableColumn75" style:family="table-column">
      <style:table-column-properties style:column-width="1.9687in" style:use-optimal-column-width="false"/>
    </style:style>
    <style:style style:name="TableColumn76" style:family="table-column">
      <style:table-column-properties style:column-width="1.4375in" style:use-optimal-column-width="false"/>
    </style:style>
    <style:style style:name="TableColumn77" style:family="table-column">
      <style:table-column-properties style:column-width="1.4583in" style:use-optimal-column-width="false"/>
    </style:style>
    <style:style style:name="TableColumn78" style:family="table-column">
      <style:table-column-properties style:column-width="1.4687in" style:use-optimal-column-width="false"/>
    </style:style>
    <style:style style:name="Table73" style:family="table">
      <style:table-properties style:width="7.2291in" fo:margin-left="0.019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1" style:parent-style-name="TableContents" style:family="paragraph">
      <style:paragraph-properties fo:text-align="center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88" style:parent-style-name="TableContents" style:family="paragraph">
      <style:paragraph-properties fo:text-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3" style:parent-style-name="TableContents" style:family="paragraph">
      <style:paragraph-properties fo:text-align="center"/>
    </style:style>
    <style:style style:name="TableRow94" style:family="table-row">
      <style:table-row-properties style:min-row-height="0.6041in" style:use-optimal-row-height="false"/>
    </style:style>
    <style:style style:name="TableCell9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6" style:parent-style-name="TableContents" style:family="paragraph">
      <style:text-properties fo:language="en" fo:country="US"/>
    </style:style>
    <style:style style:name="TableCell9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98" style:parent-style-name="TableContents" style:family="paragraph">
      <style:text-properties fo:language="en" fo:country="US"/>
    </style:style>
    <style:style style:name="TableCell9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00" style:parent-style-name="TableContents" style:family="paragraph">
      <style:text-properties fo:language="en" fo:country="US"/>
    </style:style>
    <style:style style:name="TableCell10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ableCell10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06" style:parent-style-name="TableContents" style:family="paragraph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ableRow108" style:family="table-row">
      <style:table-row-properties style:min-row-height="0.1979in" style:use-optimal-row-height="false"/>
    </style:style>
    <style:style style:name="TableCell10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0" style:parent-style-name="TableContents" style:family="paragraph">
      <style:text-properties fo:language="en" fo:country="US"/>
    </style:style>
    <style:style style:name="TableCell11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2" style:parent-style-name="TableContents" style:family="paragraph">
      <style:text-properties fo:language="en" fo:country="US"/>
    </style:style>
    <style:style style:name="TableCell11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14" style:parent-style-name="TableContents" style:family="paragraph">
      <style:text-properties fo:language="en" fo:country="US"/>
    </style:style>
    <style:style style:name="TableCell11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ableContents" style:family="paragraph">
      <style:text-properties fo:language="en" fo:country="US"/>
    </style:style>
    <style:style style:name="TableCell12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21" style:parent-style-name="TableContents" style:family="paragraph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ableContents" style:family="paragraph">
      <style:text-properties fo:language="en" fo:country="US"/>
    </style:style>
    <style:style style:name="TableRow124" style:family="table-row">
      <style:table-row-properties style:min-row-height="0.4472in" style:use-optimal-row-height="false"/>
    </style:style>
    <style:style style:name="TableCell12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26" style:parent-style-name="TableContents" style:family="paragraph">
      <style:text-properties fo:language="en" fo:country="US"/>
    </style:style>
    <style:style style:name="TableCell12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28" style:parent-style-name="TableContents" style:family="paragraph">
      <style:text-properties fo:language="en" fo:country="US"/>
    </style:style>
    <style:style style:name="TableCell12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30" style:parent-style-name="TableContents" style:family="paragraph">
      <style:text-properties fo:language="en" fo:country="US"/>
    </style:style>
    <style:style style:name="TableCell13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TableContents" style:family="paragraph">
      <style:text-properties fo:language="en" fo:country="US"/>
    </style:style>
    <style:style style:name="TableCell13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ableRow138" style:family="table-row">
      <style:table-row-properties style:min-row-height="0.3958in" style:use-optimal-row-height="false"/>
    </style:style>
    <style:style style:name="TableCell13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0" style:parent-style-name="TableContents" style:family="paragraph">
      <style:text-properties fo:language="en" fo:country="US"/>
    </style:style>
    <style:style style:name="TableCell14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2" style:parent-style-name="TableContents" style:family="paragraph">
      <style:text-properties fo:language="en" fo:country="US"/>
    </style:style>
    <style:style style:name="TableCell14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4" style:parent-style-name="TableContents" style:family="paragraph">
      <style:text-properties fo:language="en" fo:country="US"/>
    </style:style>
    <style:style style:name="TableCell14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46" style:parent-style-name="TableContents" style:family="paragraph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ableCell14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0" style:parent-style-name="TableContents" style:family="paragraph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ableRow153" style:family="table-row">
      <style:table-row-properties style:min-row-height="0.3958in" style:use-optimal-row-height="false"/>
    </style:style>
    <style:style style:name="TableCell15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5" style:parent-style-name="TableContents" style:family="paragraph">
      <style:text-properties fo:language="en" fo:country="US"/>
    </style:style>
    <style:style style:name="TableCell15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7" style:parent-style-name="TableContents" style:family="paragraph">
      <style:text-properties fo:language="en" fo:country="US"/>
    </style:style>
    <style:style style:name="TableCell15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59" style:parent-style-name="TableContents" style:family="paragraph">
      <style:text-properties fo:language="en" fo:country="US"/>
    </style:style>
    <style:style style:name="TableCell16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1" style:parent-style-name="TableContents" style:family="paragraph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ableCell16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5" style:parent-style-name="TableContents" style:family="paragraph">
      <style:text-properties fo:language="en" fo:country="US"/>
    </style:style>
    <style:style style:name="P166" style:parent-style-name="TableContents" style:family="paragraph">
      <style:text-properties fo:language="en" fo:country="US"/>
    </style:style>
    <style:style style:name="TableRow167" style:family="table-row">
      <style:table-row-properties style:min-row-height="0.1979in" style:use-optimal-row-height="false"/>
    </style:style>
    <style:style style:name="TableCell16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69" style:parent-style-name="TableContents" style:family="paragraph">
      <style:text-properties fo:language="en" fo:country="US"/>
    </style:style>
    <style:style style:name="TableCell17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1" style:parent-style-name="TableContents" style:family="paragraph">
      <style:text-properties fo:language="en" fo:country="US"/>
    </style:style>
    <style:style style:name="TableCell17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3" style:parent-style-name="TableContents" style:family="paragraph">
      <style:text-properties fo:language="en" fo:country="US"/>
    </style:style>
    <style:style style:name="TableCell17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5" style:parent-style-name="TableContents" style:family="paragraph">
      <style:text-properties fo:language="en" fo:country="US"/>
    </style:style>
    <style:style style:name="P176" style:parent-style-name="TableContents" style:family="paragraph">
      <style:text-properties fo:language="en" fo:country="US"/>
    </style:style>
    <style:style style:name="TableCell17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178" style:parent-style-name="TableContents" style:family="paragraph">
      <style:text-properties fo:language="en" fo:country="US"/>
    </style:style>
    <style:style style:name="P179" style:parent-style-name="TableContents" style:family="paragraph">
      <style:text-properties fo:language="en" fo:country="US"/>
    </style:style>
    <style:style style:name="TableRow180" style:family="table-row">
      <style:table-row-properties style:min-row-height="0.1979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2" style:parent-style-name="TableContents" style:family="paragraph">
      <style:text-properties fo:language="en" fo:country="US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4" style:parent-style-name="TableContents" style:family="paragraph">
      <style:text-properties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88" style:parent-style-name="TableContents" style:family="paragraph">
      <style:text-properties fo:language="en" fo:country="US"/>
    </style:style>
    <style:style style:name="P189" style:parent-style-name="TableContents" style:family="paragraph">
      <style:text-properties fo:language="en" fo:country="US"/>
    </style:style>
    <style:style style:name="P190" style:parent-style-name="TableContents" style:family="paragraph">
      <style:text-properties fo:language="en" fo:country="US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192" style:parent-style-name="TableContents" style:family="paragraph">
      <style:text-properties fo:language="en" fo:country="US"/>
    </style:style>
    <style:style style:name="P193" style:parent-style-name="TableContents" style:family="paragraph">
      <style:text-properties fo:language="en" fo:country="US"/>
    </style:style>
    <style:style style:name="P194" style:parent-style-name="TableContents" style:family="paragraph">
      <style:text-properties fo:language="en" fo:country="US"/>
    </style:style>
    <style:style style:name="P195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6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7" style:parent-style-name="Заголовок2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TableColumn199" style:family="table-column">
      <style:table-column-properties style:column-width="0.8958in" style:use-optimal-column-width="false"/>
    </style:style>
    <style:style style:name="TableColumn200" style:family="table-column">
      <style:table-column-properties style:column-width="1.9687in" style:use-optimal-column-width="false"/>
    </style:style>
    <style:style style:name="TableColumn201" style:family="table-column">
      <style:table-column-properties style:column-width="1.425in" style:use-optimal-column-width="false"/>
    </style:style>
    <style:style style:name="TableColumn202" style:family="table-column">
      <style:table-column-properties style:column-width="1.4708in" style:use-optimal-column-width="false"/>
    </style:style>
    <style:style style:name="TableColumn203" style:family="table-column">
      <style:table-column-properties style:column-width="1.4687in" style:use-optimal-column-width="false"/>
    </style:style>
    <style:style style:name="Table198" style:family="table">
      <style:table-properties style:width="7.2291in" fo:margin-left="0.0194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2" style:parent-style-name="TableContents" style:family="paragraph">
      <style:paragraph-properties fo:text-align="cente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17" style:parent-style-name="TableContents" style:family="paragraph">
      <style:paragraph-properties fo:text-align="center"/>
    </style:style>
    <style:style style:name="TableRow218" style:family="table-row">
      <style:table-row-properties style:min-row-height="0.6041in" style:use-optimal-row-height="false"/>
    </style:style>
    <style:style style:name="TableCell21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0" style:parent-style-name="TableContents" style:family="paragraph">
      <style:text-properties fo:language="en" fo:country="US"/>
    </style:style>
    <style:style style:name="TableCell22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2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3" style:parent-style-name="TableContents" style:family="paragraph">
      <style:text-properties fo:language="en" fo:country="US"/>
    </style:style>
    <style:style style:name="TableCell22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25" style:parent-style-name="TableContents" style:family="paragraph">
      <style:text-properties fo:language="en" fo:country="US"/>
    </style:style>
    <style:style style:name="P226" style:parent-style-name="TableContents" style:family="paragraph">
      <style:text-properties fo:language="en" fo:country="US"/>
    </style:style>
    <style:style style:name="P227" style:parent-style-name="TableContents" style:family="paragraph">
      <style:text-properties fo:language="en" fo:country="US"/>
    </style:style>
    <style:style style:name="P228" style:parent-style-name="TableContents" style:family="paragraph">
      <style:text-properties fo:language="en" fo:country="US"/>
    </style:style>
    <style:style style:name="TableCell22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30" style:parent-style-name="TableContents" style:family="paragraph">
      <style:text-properties fo:language="en" fo:country="US"/>
    </style:style>
    <style:style style:name="P231" style:parent-style-name="TableContents" style:family="paragraph">
      <style:text-properties fo:language="en" fo:country="US"/>
    </style:style>
    <style:style style:name="P232" style:parent-style-name="TableContents" style:family="paragraph">
      <style:text-properties fo:language="en" fo:country="US"/>
    </style:style>
    <style:style style:name="P233" style:parent-style-name="TableContents" style:family="paragraph">
      <style:text-properties fo:language="en" fo:country="US"/>
    </style:style>
    <style:style style:name="TableRow234" style:family="table-row">
      <style:table-row-properties style:min-row-height="0.1979in" style:use-optimal-row-height="false"/>
    </style:style>
    <style:style style:name="TableCell23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36" style:parent-style-name="TableContents" style:family="paragraph">
      <style:text-properties fo:language="en" fo:country="US"/>
    </style:style>
    <style:style style:name="TableCell23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3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39" style:parent-style-name="TableContents" style:family="paragraph">
      <style:text-properties fo:language="en" fo:country="US"/>
    </style:style>
    <style:style style:name="TableCell24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41" style:parent-style-name="Основнойшрифтабзаца" style:family="text">
      <style:text-properties fo:language="en" fo:country="US"/>
    </style:style>
    <style:style style:name="TableCell24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43" style:parent-style-name="Основнойшрифтабзаца" style:family="text">
      <style:text-properties fo:language="en" fo:country="US"/>
    </style:style>
    <style:style style:name="TableRow244" style:family="table-row">
      <style:table-row-properties style:min-row-height="0.7708in" style:use-optimal-row-height="false"/>
    </style:style>
    <style:style style:name="TableCell24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46" style:parent-style-name="TableContents" style:family="paragraph">
      <style:text-properties fo:language="en" fo:country="US"/>
    </style:style>
    <style:style style:name="TableCell24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4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49" style:parent-style-name="TableContents" style:family="paragraph">
      <style:text-properties fo:language="en" fo:country="US"/>
    </style:style>
    <style:style style:name="TableCell25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51" style:parent-style-name="TableContents" style:family="paragraph">
      <style:text-properties fo:language="en" fo:country="US"/>
    </style:style>
    <style:style style:name="P252" style:parent-style-name="TableContents" style:family="paragraph">
      <style:text-properties fo:language="en" fo:country="US"/>
    </style:style>
    <style:style style:name="P253" style:parent-style-name="TableContents" style:family="paragraph">
      <style:text-properties fo:language="en" fo:country="US"/>
    </style:style>
    <style:style style:name="P254" style:parent-style-name="TableContents" style:family="paragraph">
      <style:text-properties fo:language="en" fo:country="US"/>
    </style:style>
    <style:style style:name="P255" style:parent-style-name="TableContents" style:family="paragraph">
      <style:text-properties fo:language="en" fo:country="US"/>
    </style:style>
    <style:style style:name="TableCell25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57" style:parent-style-name="TableContents" style:family="paragraph">
      <style:text-properties fo:language="en" fo:country="US"/>
    </style:style>
    <style:style style:name="P258" style:parent-style-name="TableContents" style:family="paragraph">
      <style:text-properties fo:language="en" fo:country="US"/>
    </style:style>
    <style:style style:name="P259" style:parent-style-name="TableContents" style:family="paragraph">
      <style:text-properties fo:language="en" fo:country="US"/>
    </style:style>
    <style:style style:name="P260" style:parent-style-name="TableContents" style:family="paragraph">
      <style:text-properties fo:language="en" fo:country="US"/>
    </style:style>
    <style:style style:name="P261" style:parent-style-name="TableContents" style:family="paragraph">
      <style:text-properties fo:language="en" fo:country="US"/>
    </style:style>
    <style:style style:name="TableRow262" style:family="table-row">
      <style:table-row-properties style:min-row-height="0.3958in" style:use-optimal-row-height="false"/>
    </style:style>
    <style:style style:name="TableCell26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64" style:parent-style-name="TableContents" style:family="paragraph">
      <style:text-properties fo:language="en" fo:country="US"/>
    </style:style>
    <style:style style:name="TableCell26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66" style:parent-style-name="Основнойшрифтабзаца" style:family="text">
      <style:text-properties fo:language="en" fo:country="US"/>
    </style:style>
    <style:style style:name="TableCell26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68" style:parent-style-name="TableContents" style:family="paragraph">
      <style:text-properties fo:language="en" fo:country="US"/>
    </style:style>
    <style:style style:name="TableCell26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ableCell27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73" style:parent-style-name="Основнойшрифтабзаца" style:family="text">
      <style:text-properties fo:language="en" fo:country="US"/>
    </style:style>
    <style:style style:name="P274" style:parent-style-name="TableContents" style:family="paragraph">
      <style:text-properties fo:language="en" fo:country="US"/>
    </style:style>
    <style:style style:name="TableRow275" style:family="table-row">
      <style:table-row-properties style:min-row-height="0.3958in" style:use-optimal-row-height="false"/>
    </style:style>
    <style:style style:name="TableCell27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77" style:parent-style-name="TableContents" style:family="paragraph">
      <style:text-properties fo:language="en" fo:country="US"/>
    </style:style>
    <style:style style:name="TableCell27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7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0" style:parent-style-name="TableContents" style:family="paragraph">
      <style:text-properties fo:language="en" fo:country="US"/>
    </style:style>
    <style:style style:name="TableCell28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2" style:parent-style-name="TableContents" style:family="paragraph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TableContents" style:family="paragraph">
      <style:text-properties fo:language="en" fo:country="US"/>
    </style:style>
    <style:style style:name="TableCell28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86" style:parent-style-name="TableContents" style:family="paragraph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ableRow289" style:family="table-row">
      <style:table-row-properties style:min-row-height="0.1979in" style:use-optimal-row-height="false"/>
    </style:style>
    <style:style style:name="TableCell29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91" style:parent-style-name="TableContents" style:family="paragraph">
      <style:text-properties fo:language="en" fo:country="US"/>
    </style:style>
    <style:style style:name="TableCell29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29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294" style:parent-style-name="TableContents" style:family="paragraph">
      <style:text-properties fo:language="en" fo:country="US"/>
    </style:style>
    <style:style style:name="TableCell29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96" style:parent-style-name="Основнойшрифтабзаца" style:family="text">
      <style:text-properties fo:language="en" fo:country="US"/>
    </style:style>
    <style:style style:name="P297" style:parent-style-name="TableContents" style:family="paragraph">
      <style:text-properties fo:language="en" fo:country="US"/>
    </style:style>
    <style:style style:name="TableCell29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299" style:parent-style-name="Основнойшрифтабзаца" style:family="text">
      <style:text-properties fo:language="en" fo:country="US"/>
    </style:style>
    <style:style style:name="P300" style:parent-style-name="TableContents" style:family="paragraph">
      <style:text-properties fo:language="en" fo:country="US"/>
    </style:style>
    <style:style style:name="TableRow301" style:family="table-row">
      <style:table-row-properties style:min-row-height="0.9687in" style:use-optimal-row-height="false"/>
    </style:style>
    <style:style style:name="TableCell30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03" style:parent-style-name="TableContents" style:family="paragraph">
      <style:text-properties fo:language="en" fo:country="US"/>
    </style:style>
    <style:style style:name="TableCell30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ableCell30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06" style:parent-style-name="TableContents" style:family="paragraph">
      <style:text-properties fo:language="en" fo:country="US"/>
    </style:style>
    <style:style style:name="TableCell30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08" style:parent-style-name="TableContents" style:family="paragraph">
      <style:text-properties fo:language="en" fo:country="US"/>
    </style:style>
    <style:style style:name="P309" style:parent-style-name="TableContents" style:family="paragraph">
      <style:text-properties fo:language="en" fo:country="US"/>
    </style:style>
    <style:style style:name="P310" style:parent-style-name="TableContents" style:family="paragraph">
      <style:text-properties fo:language="en" fo:country="US"/>
    </style:style>
    <style:style style:name="P311" style:parent-style-name="TableContents" style:family="paragraph">
      <style:text-properties fo:language="en" fo:country="US"/>
    </style:style>
    <style:style style:name="P312" style:parent-style-name="TableContents" style:family="paragraph">
      <style:text-properties fo:language="en" fo:country="US"/>
    </style:style>
    <style:style style:name="TableCell31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14" style:parent-style-name="TableContents" style:family="paragraph">
      <style:text-properties fo:language="en" fo:country="US"/>
    </style:style>
    <style:style style:name="P315" style:parent-style-name="TableContents" style:family="paragraph">
      <style:text-properties fo:language="en" fo:country="US"/>
    </style:style>
    <style:style style:name="P316" style:parent-style-name="TableContents" style:family="paragraph">
      <style:text-properties fo:language="en" fo:country="US"/>
    </style:style>
    <style:style style:name="P317" style:parent-style-name="TableContents" style:family="paragraph">
      <style:text-properties fo:language="en" fo:country="US"/>
    </style:style>
    <style:style style:name="P318" style:parent-style-name="TableContents" style:family="paragraph">
      <style:text-properties fo:language="en" fo:country="US"/>
    </style:style>
    <style:style style:name="TableRow319" style:family="table-row">
      <style:table-row-properties style:min-row-height="0.3958in" style:use-optimal-row-height="false"/>
    </style:style>
    <style:style style:name="TableCell32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21" style:parent-style-name="TableContents" style:family="paragraph">
      <style:text-properties fo:language="en" fo:country="US"/>
    </style:style>
    <style:style style:name="TableCell322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25" style:parent-style-name="TableContents" style:family="paragraph">
      <style:text-properties fo:language="en" fo:country="US"/>
    </style:style>
    <style:style style:name="TableCell32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ableCell330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31" style:parent-style-name="TableContents" style:family="paragraph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ableRow334" style:family="table-row">
      <style:table-row-properties style:min-row-height="0.2347in" style:use-optimal-row-height="false"/>
    </style:style>
    <style:style style:name="TableCell33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36" style:parent-style-name="TableContents" style:family="paragraph">
      <style:text-properties fo:language="en" fo:country="US"/>
    </style:style>
    <style:style style:name="TableCell33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38" style:parent-style-name="TableContents" style:family="paragraph">
      <style:text-properties fo:language="en" fo:country="US"/>
    </style:style>
    <style:style style:name="TableCell33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0" style:parent-style-name="TableContents" style:family="paragraph">
      <style:text-properties fo:language="en" fo:country="US"/>
    </style:style>
    <style:style style:name="TableCell34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2" style:parent-style-name="TableContents" style:family="paragraph">
      <style:text-properties fo:language="en" fo:country="US"/>
    </style:style>
    <style:style style:name="TableCell343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4" style:parent-style-name="TableContents" style:family="paragraph">
      <style:text-properties fo:language="en" fo:country="US"/>
    </style:style>
    <style:style style:name="TableRow345" style:family="table-row">
      <style:table-row-properties style:min-row-height="0.7812in" style:use-optimal-row-height="false"/>
    </style:style>
    <style:style style:name="TableCell34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47" style:parent-style-name="TableContents" style:family="paragraph">
      <style:text-properties fo:language="en" fo:country="US"/>
    </style:style>
    <style:style style:name="TableCell348" style:family="table-cell">
      <style:table-cell-properties fo:border="0.0034in solid #000000" fo:background-color="#FFFFFF" style:vertical-align="middle" fo:padding-top="0.0194in" fo:padding-left="0.0194in" fo:padding-bottom="0.0194in" fo:padding-right="0.0194in"/>
    </style:style>
    <style:style style:name="TableCell349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50" style:parent-style-name="TableContents" style:family="paragraph">
      <style:text-properties fo:language="en" fo:country="US"/>
    </style:style>
    <style:style style:name="TableCell35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52" style:parent-style-name="TableContents" style:family="paragraph">
      <style:text-properties fo:language="en" fo:country="US"/>
    </style:style>
    <style:style style:name="P353" style:parent-style-name="TableContents" style:family="paragraph">
      <style:text-properties fo:language="en" fo:country="US"/>
    </style:style>
    <style:style style:name="P354" style:parent-style-name="TableContents" style:family="paragraph">
      <style:text-properties fo:language="en" fo:country="US"/>
    </style:style>
    <style:style style:name="P355" style:parent-style-name="TableContents" style:family="paragraph">
      <style:text-properties fo:language="en" fo:country="US"/>
    </style:style>
    <style:style style:name="P356" style:parent-style-name="TableContents" style:family="paragraph">
      <style:text-properties fo:language="en" fo:country="US"/>
    </style:style>
    <style:style style:name="TableCell357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58" style:parent-style-name="TableContents" style:family="paragraph">
      <style:text-properties fo:language="en" fo:country="US"/>
    </style:style>
    <style:style style:name="P359" style:parent-style-name="TableContents" style:family="paragraph">
      <style:text-properties fo:language="en" fo:country="US"/>
    </style:style>
    <style:style style:name="P360" style:parent-style-name="TableContents" style:family="paragraph">
      <style:text-properties fo:language="en" fo:country="US"/>
    </style:style>
    <style:style style:name="P361" style:parent-style-name="TableContents" style:family="paragraph">
      <style:text-properties fo:language="en" fo:country="US"/>
    </style:style>
    <style:style style:name="P362" style:parent-style-name="TableContents" style:family="paragraph">
      <style:text-properties fo:language="en" fo:country="US"/>
    </style:style>
    <style:style style:name="TableRow363" style:family="table-row">
      <style:table-row-properties style:min-row-height="0.4in" style:use-optimal-row-height="false"/>
    </style:style>
    <style:style style:name="TableCell364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5" style:parent-style-name="TableContents" style:family="paragraph">
      <style:text-properties fo:language="en" fo:country="US"/>
    </style:style>
    <style:style style:name="TableCell366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7" style:parent-style-name="TableContents" style:family="paragraph">
      <style:text-properties fo:language="en" fo:country="US"/>
    </style:style>
    <style:style style:name="TableCell368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P369" style:parent-style-name="TableContents" style:family="paragraph">
      <style:text-properties fo:language="en" fo:country="US"/>
    </style:style>
    <style:style style:name="P370" style:parent-style-name="TableContents" style:family="paragraph">
      <style:text-properties fo:language="en" fo:country="US"/>
    </style:style>
    <style:style style:name="TableCell371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ableCell375" style:family="table-cell">
      <style:table-cell-properties fo:border="0.0034in solid #000000" fo:background-color="#FFFFFF" fo:padding-top="0.0194in" fo:padding-left="0.0194in" fo:padding-bottom="0.0194in" fo:padding-right="0.0194in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ableRow379" style:family="table-row">
      <style:table-row-properties style:min-row-height="0.9687in"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1" style:parent-style-name="TableContents" style:family="paragraph">
      <style:text-properties fo:language="en" fo:country="US"/>
    </style:style>
    <style:style style:name="TableCell38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3" style:parent-style-name="TableContents" style:family="paragraph">
      <style:text-properties fo:language="en" fo:country="US"/>
    </style:style>
    <style:style style:name="TableCell38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5" style:parent-style-name="TableContents" style:family="paragraph">
      <style:text-properties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87" style:parent-style-name="TableContents" style:family="paragraph">
      <style:text-properties fo:language="en" fo:country="US"/>
    </style:style>
    <style:style style:name="P388" style:parent-style-name="TableContents" style:family="paragraph">
      <style:text-properties fo:language="en" fo:country="US"/>
    </style:style>
    <style:style style:name="P389" style:parent-style-name="TableContents" style:family="paragraph">
      <style:text-properties fo:language="en" fo:country="US"/>
    </style:style>
    <style:style style:name="P390" style:parent-style-name="TableContents" style:family="paragraph">
      <style:text-properties fo:language="en" fo:country="US"/>
    </style:style>
    <style:style style:name="P391" style:parent-style-name="TableContents" style:family="paragraph">
      <style:text-properties fo:language="en" fo:country="US"/>
    </style:style>
    <style:style style:name="TableCell39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393" style:parent-style-name="TableContents" style:family="paragraph">
      <style:text-properties fo:language="en" fo:country="US"/>
    </style:style>
    <style:style style:name="P394" style:parent-style-name="TableContents" style:family="paragraph">
      <style:text-properties fo:language="en" fo:country="US"/>
    </style:style>
    <style:style style:name="P395" style:parent-style-name="TableContents" style:family="paragraph">
      <style:text-properties fo:language="en" fo:country="US"/>
    </style:style>
    <style:style style:name="P396" style:parent-style-name="TableContents" style:family="paragraph">
      <style:text-properties fo:language="en" fo:country="US"/>
    </style:style>
    <style:style style:name="P397" style:parent-style-name="TableContents" style:family="paragraph">
      <style:text-properties fo:language="en" fo:country="US"/>
    </style:style>
    <style:style style:name="TableRow398" style:family="table-row">
      <style:table-row-properties style:min-row-height="0.2423in"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0" style:parent-style-name="TableContents" style:family="paragraph">
      <style:text-properties fo:language="en" fo:country="US"/>
    </style:style>
    <style:style style:name="TableCell40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2" style:parent-style-name="TableContents" style:family="paragraph">
      <style:text-properties fo:language="en" fo:country="US"/>
    </style:style>
    <style:style style:name="TableCell40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4" style:parent-style-name="TableContents" style:family="paragraph">
      <style:text-properties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6" style:parent-style-name="TableContents" style:family="paragraph">
      <style:text-properties fo:language="en" fo:country="US"/>
    </style:style>
    <style:style style:name="TableCell40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08" style:parent-style-name="TableContents" style:family="paragraph">
      <style:text-properties fo:language="en" fo:country="US"/>
    </style:style>
    <style:style style:name="TableRow409" style:family="table-row">
      <style:table-row-properties style:min-row-height="0.2583in"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1" style:parent-style-name="TableContents" style:family="paragraph">
      <style:text-properties fo:language="en" fo:country="US"/>
    </style:style>
    <style:style style:name="TableCell41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3" style:parent-style-name="TableContents" style:family="paragraph">
      <style:text-properties fo:language="en" fo:country="US"/>
    </style:style>
    <style:style style:name="TableCell41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5" style:parent-style-name="TableContents" style:family="paragraph">
      <style:text-properties fo:language="en" fo:country="US"/>
    </style:style>
    <style:style style:name="TableCell41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7" style:parent-style-name="TableContents" style:family="paragraph">
      <style:text-properties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19" style:parent-style-name="TableContents" style:family="paragraph">
      <style:text-properties fo:language="en" fo:country="US"/>
    </style:style>
    <style:style style:name="TableRow420" style:family="table-row">
      <style:table-row-properties style:min-row-height="0.9687in"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2" style:parent-style-name="TableContents" style:family="paragraph">
      <style:text-properties fo:language="en" fo:country="US"/>
    </style:style>
    <style:style style:name="TableCell42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4" style:parent-style-name="TableContents" style:family="paragraph"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6" style:parent-style-name="TableContents" style:family="paragraph">
      <style:text-properties fo:language="en" fo:country="US"/>
    </style:style>
    <style:style style:name="TableCell42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28" style:parent-style-name="TableContents" style:family="paragraph">
      <style:text-properties fo:language="en" fo:country="US"/>
    </style:style>
    <style:style style:name="P429" style:parent-style-name="TableContents" style:family="paragraph">
      <style:text-properties fo:language="en" fo:country="US"/>
    </style:style>
    <style:style style:name="P430" style:parent-style-name="TableContents" style:family="paragraph">
      <style:text-properties fo:language="en" fo:country="US"/>
    </style:style>
    <style:style style:name="P431" style:parent-style-name="TableContents" style:family="paragraph">
      <style:text-properties fo:language="en" fo:country="US"/>
    </style:style>
    <style:style style:name="P432" style:parent-style-name="TableContents" style:family="paragraph">
      <style:text-properties fo:language="en" fo:country="US"/>
    </style:style>
    <style:style style:name="TableCell43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34" style:parent-style-name="TableContents" style:family="paragraph">
      <style:text-properties fo:language="en" fo:country="US"/>
    </style:style>
    <style:style style:name="P435" style:parent-style-name="TableContents" style:family="paragraph">
      <style:text-properties fo:language="en" fo:country="US"/>
    </style:style>
    <style:style style:name="P436" style:parent-style-name="TableContents" style:family="paragraph">
      <style:text-properties fo:language="en" fo:country="US"/>
    </style:style>
    <style:style style:name="P437" style:parent-style-name="TableContents" style:family="paragraph">
      <style:text-properties fo:language="en" fo:country="US"/>
    </style:style>
    <style:style style:name="P438" style:parent-style-name="TableContents" style:family="paragraph">
      <style:text-properties fo:language="en" fo:country="US"/>
    </style:style>
    <style:style style:name="TableRow439" style:family="table-row">
      <style:table-row-properties style:min-row-height="0.8104in"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1" style:parent-style-name="TableContents" style:family="paragraph">
      <style:text-properties fo:language="en" fo:country="US"/>
    </style:style>
    <style:style style:name="TableCell442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3" style:parent-style-name="TableContents" style:family="paragraph">
      <style:text-properties fo:language="en" fo:country="US"/>
    </style:style>
    <style:style style:name="TableCell444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5" style:parent-style-name="TableContents" style:family="paragraph">
      <style:text-properties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47" style:parent-style-name="TableContents" style:family="paragraph">
      <style:text-properties fo:language="en" fo:country="US"/>
    </style:style>
    <style:style style:name="P448" style:parent-style-name="TableContents" style:family="paragraph">
      <style:text-properties fo:language="en" fo:country="US"/>
    </style:style>
    <style:style style:name="P449" style:parent-style-name="TableContents" style:family="paragraph">
      <style:text-properties fo:language="en" fo:country="US"/>
    </style:style>
    <style:style style:name="P450" style:parent-style-name="TableContents" style:family="paragraph">
      <style:text-properties fo:language="en" fo:country="US"/>
    </style:style>
    <style:style style:name="TableCell45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52" style:parent-style-name="TableContents" style:family="paragraph">
      <style:text-properties fo:language="en" fo:country="US"/>
    </style:style>
    <style:style style:name="P453" style:parent-style-name="TableContents" style:family="paragraph">
      <style:text-properties fo:language="en" fo:country="US"/>
    </style:style>
    <style:style style:name="P454" style:parent-style-name="TableContents" style:family="paragraph">
      <style:text-properties fo:language="en" fo:country="US"/>
    </style:style>
    <style:style style:name="P455" style:parent-style-name="TableContents" style:family="paragraph">
      <style:text-properties fo:language="en" fo:country="US"/>
    </style:style>
    <style:style style:name="TableRow456" style:family="table-row">
      <style:table-row-properties style:min-row-height="0.9687in"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58" style:parent-style-name="TableContents" style:family="paragraph">
      <style:text-properties fo:language="en" fo:country="US"/>
    </style:style>
    <style:style style:name="TableCell45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0" style:parent-style-name="TableContents" style:family="paragraph">
      <style:text-properties fo:language="en" fo:country="US"/>
    </style:style>
    <style:style style:name="TableCell461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2" style:parent-style-name="TableContents" style:family="paragraph">
      <style:text-properties fo:language="en" fo:country="US"/>
    </style:style>
    <style:style style:name="TableCell463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64" style:parent-style-name="TableContents" style:family="paragraph">
      <style:text-properties fo:language="en" fo:country="US"/>
    </style:style>
    <style:style style:name="P465" style:parent-style-name="TableContents" style:family="paragraph">
      <style:text-properties fo:language="en" fo:country="US"/>
    </style:style>
    <style:style style:name="P466" style:parent-style-name="TableContents" style:family="paragraph">
      <style:text-properties fo:language="en" fo:country="US"/>
    </style:style>
    <style:style style:name="P467" style:parent-style-name="TableContents" style:family="paragraph">
      <style:text-properties fo:language="en" fo:country="US"/>
    </style:style>
    <style:style style:name="P468" style:parent-style-name="TableContents" style:family="paragraph">
      <style:text-properties fo:language="en" fo:country="US"/>
    </style:style>
    <style:style style:name="TableCell469" style:family="table-cell">
      <style:table-cell-properties fo:border-top="none" fo:border-left="0.0034in solid #000000" fo:border-bottom="0.0034in solid #000000" fo:border-right="0.0034in solid #000000" fo:background-color="#FFFFFF" fo:padding-top="0.0194in" fo:padding-left="0.0194in" fo:padding-bottom="0.0194in" fo:padding-right="0.0194in"/>
    </style:style>
    <style:style style:name="P470" style:parent-style-name="TableContents" style:family="paragraph">
      <style:text-properties fo:language="en" fo:country="US"/>
    </style:style>
    <style:style style:name="P471" style:parent-style-name="TableContents" style:family="paragraph">
      <style:text-properties fo:language="en" fo:country="US"/>
    </style:style>
    <style:style style:name="P472" style:parent-style-name="TableContents" style:family="paragraph">
      <style:text-properties fo:language="en" fo:country="US"/>
    </style:style>
    <style:style style:name="P473" style:parent-style-name="TableContents" style:family="paragraph">
      <style:text-properties fo:language="en" fo:country="US"/>
    </style:style>
    <style:style style:name="P474" style:parent-style-name="TableContents" style:family="paragraph">
      <style:text-properties fo:language="en" fo:country="US"/>
    </style:style>
    <style:style style:name="P475" style:parent-style-name="Заголовок2" style:family="paragraph">
      <style:paragraph-properties fo:line-height="150%" fo:text-inden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6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477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478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479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485" style:parent-style-name="Standard" style:family="paragraph">
      <style:paragraph-properties fo:text-align="justify" fo:line-height="150%" fo:text-indent="0.4923in"/>
    </style:style>
    <style:style style:name="T4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94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95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97" style:parent-style-name="Standard" style:family="paragraph">
      <style:paragraph-properties fo:text-align="justify" fo:line-height="150%" fo:text-indent="0.4923in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2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3" style:parent-style-name="Standard" style:family="paragraph">
      <style:paragraph-properties fo:text-align="justify" fo:line-height="150%" fo:text-indent="0.4923in"/>
    </style:style>
    <style:style style:name="T5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 fo:text-indent="0.4923in"/>
    </style:style>
    <style:style style:name="T5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3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14" style:parent-style-name="Standard" style:family="paragraph">
      <style:paragraph-properties fo:text-align="justify" fo:line-height="150%" fo:text-indent="0.4923in"/>
    </style:style>
    <style:style style:name="T5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1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1" style:parent-style-name="Standard" style:family="paragraph">
      <style:paragraph-properties fo:text-align="justify" fo:line-height="150%" fo:text-indent="0.4923in"/>
    </style:style>
    <style:style style:name="T5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5" style:parent-style-name="Standard" style:family="paragraph">
      <style:paragraph-properties fo:text-align="justify" fo:line-height="150%" fo:text-indent="0.4923in"/>
    </style:style>
    <style:style style:name="T5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3" style:parent-style-name="Standard" style:family="paragraph">
      <style:paragraph-properties fo:text-align="justify" fo:line-height="150%" fo:text-indent="0.4923in"/>
    </style:style>
    <style:style style:name="T5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9" style:parent-style-name="Standard" style:family="paragraph">
      <style:paragraph-properties fo:text-align="justify" fo:line-height="150%" fo:text-indent="0.4923in"/>
    </style:style>
    <style:style style:name="T5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43" style:parent-style-name="Standard" style:family="paragraph">
      <style:paragraph-properties fo:text-align="justify" fo:line-height="150%" fo:text-indent="0.4923in"/>
    </style:style>
    <style:style style:name="T5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0" style:parent-style-name="Standard" style:family="paragraph">
      <style:paragraph-properties fo:text-align="justify" fo:line-height="150%" fo:text-indent="0.4923in"/>
    </style:style>
    <style:style style:name="T5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4" style:parent-style-name="Standard" style:family="paragraph">
      <style:paragraph-properties fo:text-align="justify" fo:line-height="150%" fo:text-indent="0.4923in"/>
    </style:style>
    <style:style style:name="T5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8" style:parent-style-name="Standard" style:family="paragraph">
      <style:paragraph-properties fo:text-align="justify" fo:line-height="150%" fo:text-indent="0.4923in"/>
    </style:style>
    <style:style style:name="T5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8" style:parent-style-name="Standard" style:family="paragraph">
      <style:paragraph-properties fo:text-align="justify" fo:line-height="150%" fo:text-indent="0.4923in"/>
    </style:style>
    <style:style style:name="T5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76" style:parent-style-name="Standard" style:family="paragraph">
      <style:paragraph-properties fo:text-align="justify" fo:line-height="150%" fo:text-indent="0.4923in"/>
    </style:style>
    <style:style style:name="T5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8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89" style:parent-style-name="Standard" style:family="paragraph">
      <style:paragraph-properties fo:text-align="justify" fo:line-height="150%" fo:text-indent="0.4923in"/>
    </style:style>
    <style:style style:name="T5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2" style:parent-style-name="Standard" style:family="paragraph">
      <style:paragraph-properties fo:text-align="justify" fo:line-height="150%" fo:text-indent="0.4923in"/>
    </style:style>
    <style:style style:name="T5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8" style:parent-style-name="Standard" style:family="paragraph">
      <style:paragraph-properties fo:text-align="justify" fo:line-height="150%" fo:text-indent="0.4923in"/>
    </style:style>
    <style:style style:name="T5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4" style:parent-style-name="Standard" style:family="paragraph">
      <style:paragraph-properties fo:text-align="justify" fo:line-height="150%" fo:text-indent="0.4923in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2" style:parent-style-name="Standard" style:family="paragraph">
      <style:paragraph-properties fo:text-align="justify" fo:line-height="150%" fo:text-indent="0.4923in"/>
    </style:style>
    <style:style style:name="T6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8" style:parent-style-name="Standard" style:family="paragraph">
      <style:paragraph-properties fo:text-align="justify" fo:line-height="150%" fo:text-indent="0.4923in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21" style:parent-style-name="Standard" style:family="paragraph">
      <style:paragraph-properties fo:text-align="justify" fo:line-height="150%" fo:text-indent="0.4923in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26" style:parent-style-name="Standard" style:family="paragraph">
      <style:paragraph-properties fo:text-align="justify" fo:line-height="150%" fo:text-indent="0.4923in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2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8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83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835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83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T83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 fo:language="en" fo:country="US"/>
    </style:style>
    <style:style style:name="P838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8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4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4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4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4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4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5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6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6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864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6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6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6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6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87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7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7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7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7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75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7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7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882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8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8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889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89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9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9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9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89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9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8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8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00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0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0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0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0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0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1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1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1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1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1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20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29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3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36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3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4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46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5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5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54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5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6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67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6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6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7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98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/>
    </style:style>
    <style:style style:name="P981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98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8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9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8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8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1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99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9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0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1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4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2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4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5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2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06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6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6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6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6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06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69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7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8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0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3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0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0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0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0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1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2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1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113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3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45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4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4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5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151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15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5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5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5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P115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5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6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1" style:parent-style-name="Текст" style:family="paragraph">
      <style:paragraph-properties fo:break-before="page"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7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8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199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0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1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2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3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4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5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7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8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8pt" fo:language="en" fo:country="US"/>
    </style:style>
    <style:style style:name="P1209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21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</text:span><text:span text:style-name="T17">1</text:span></text:p>
      <text:p text:style-name="P18"><text:span text:style-name="T19">по дисциплине «Организация ЭВМ и систем»</text:span></text:p>
      <text:p text:style-name="P20"><text:span text:style-name="T21">Тема: Трансляции, отладка и выполнение программ на языке Ассемблера.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Студент гр. 1381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<text:span text:style-name="T40">Дудко М.А.</text:span>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Изучить основные принципы трансляции, отладки и выполнения программ на языке Ассемблера.</text:p>
      <text:p text:style-name="P55">Задание.</text:p>
      <text:p text:style-name="P56"><text:span text:style-name="T57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span></text:p>
      <text:h text:style-name="P58" text:outline-level="2"/>
      <text:h text:style-name="P59" text:outline-level="2">Ход работы.</text:h>
      <text:h text:style-name="P60" text:outline-level="2">1. Просмотрена программа hello1.asm, которая формирует и выводит на экран приветствие пользователя с помощью функции ОС MSDOS, вызываемой через прерывание с номером 21H.</text:h>
      <text:h text:style-name="P61" text:outline-level="2"><text:s/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h>
      <text:h text:style-name="P62" text:outline-level="2">3. Загружен файл hello1.asm из каталога Задания в каталог Masm.</text:h>
      <text:h text:style-name="P63" text:outline-level="2">4. Протранслирована программа с помощью строки &gt; masm hello1.asm c созданием объектного файла и файла диагностических сообщений (файла листинга).</text:h>
      <text:h text:style-name="P64" text:outline-level="2">5. Скомпонован загрузочный модуль с помощью строки &gt; link hello1.obj с созданием карты памяти и исполняемого файла hello1.exe.</text:h>
      <text:h text:style-name="P65" text:outline-level="2">6. Выполнена программа в автоматическом режиме путем набора строки</text:h>
      <text:h text:style-name="P66" text:outline-level="2">&gt; hello1.exe</text:h>
      <text:h text:style-name="P67" text:outline-level="2">7. Запущено выполнение программы под управлением отладчика с помощью команды</text:h>
      <text:soft-page-break/>
      <text:h text:style-name="P68" text:outline-level="2"><text:span text:style-name="T69">&gt; afd</text:span><text:span text:style-name="T70">pro</text:span><text:span text:style-name="T71"><text:s/>hello1.ex</text:span></text:h>
      <text:h text:style-name="P72" text:outline-level="2">hello1.asm</text:h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rows-spanned="2">
            <text:p text:style-name="P81">Адрес</text:p>
            <text:p text:style-name="P82">команды</text:p>
          </table:table-cell>
          <table:table-cell table:style-name="TableCell83" table:number-rows-spanned="2">
            <text:p text:style-name="P84">Символический код команды</text:p>
          </table:table-cell>
          <table:table-cell table:style-name="TableCell85" table:number-rows-spanned="2">
            <text:p text:style-name="P86">16-ричный код команды</text:p>
          </table:table-cell>
          <table:table-cell table:style-name="TableCell87" table:number-columns-spanned="2">
            <text:p text:style-name="P88">Изменяемые данные</text:p>
          </table:table-cell>
          <table:covered-table-cell/>
        </table:table-row>
        <table:table-row table:style-name="TableRow8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0">
            <text:p text:style-name="P91">до</text:p>
          </table:table-cell>
          <table:table-cell table:style-name="TableCell92">
            <text:p text:style-name="P93">после</text:p>
          </table:table-cell>
        </table:table-row>
        <table:table-row table:style-name="TableRow94">
          <table:table-cell table:style-name="TableCell95">
            <text:p text:style-name="P96">0010</text:p>
          </table:table-cell>
          <table:table-cell table:style-name="TableCell97">
            <text:p text:style-name="P98">MOV AX, 1A07</text:p>
          </table:table-cell>
          <table:table-cell table:style-name="TableCell99">
            <text:p text:style-name="P100">B8071A</text:p>
            <text:p text:style-name="TableContents"/>
          </table:table-cell>
          <table:table-cell table:style-name="TableCell101">
            <text:p text:style-name="TableContents"><text:span text:style-name="T102">AX =<text:s/></text:span>00<text:span text:style-name="T103">00</text:span></text:p>
            <text:p text:style-name="TableContents"><text:span text:style-name="T104">IP = 0010</text:span></text:p>
          </table:table-cell>
          <table:table-cell table:style-name="TableCell105">
            <text:p text:style-name="P106">AX = 1A07</text:p>
            <text:p text:style-name="TableContents"><text:span text:style-name="T107">IP = 00</text:span>13</text:p>
          </table:table-cell>
        </table:table-row>
        <table:table-row table:style-name="TableRow108">
          <table:table-cell table:style-name="TableCell109">
            <text:p text:style-name="P110">0013</text:p>
          </table:table-cell>
          <table:table-cell table:style-name="TableCell111">
            <text:p text:style-name="P112">MOV DS, AX</text:p>
          </table:table-cell>
          <table:table-cell table:style-name="TableCell113">
            <text:p text:style-name="P114">8ED8</text:p>
          </table:table-cell>
          <table:table-cell table:style-name="TableCell115">
            <text:p text:style-name="TableContents"><text:span text:style-name="T116">DS =<text:s/></text:span>19<text:span text:style-name="T117">F5</text:span></text:p>
            <text:p text:style-name="TableContents"><text:span text:style-name="T118">IP = 00</text:span>13</text:p>
            <text:p text:style-name="P119">AX = 1A07</text:p>
          </table:table-cell>
          <table:table-cell table:style-name="TableCell120">
            <text:p text:style-name="P121">DS = 1A07</text:p>
            <text:p text:style-name="TableContents"><text:span text:style-name="T122">IP = 00</text:span>15</text:p>
            <text:p text:style-name="P123">AX = 1A07</text:p>
          </table:table-cell>
        </table:table-row>
        <table:table-row table:style-name="TableRow124">
          <table:table-cell table:style-name="TableCell125">
            <text:p text:style-name="P126">0015</text:p>
          </table:table-cell>
          <table:table-cell table:style-name="TableCell127">
            <text:p text:style-name="P128">MOV DX, 0000</text:p>
          </table:table-cell>
          <table:table-cell table:style-name="TableCell129">
            <text:p text:style-name="P130">BA0000</text:p>
          </table:table-cell>
          <table:table-cell table:style-name="TableCell131">
            <text:p text:style-name="TableContents"><text:span text:style-name="T132">IP = 00</text:span>15</text:p>
            <text:p text:style-name="P133">DX = 0000</text:p>
          </table:table-cell>
          <table:table-cell table:style-name="TableCell134">
            <text:p text:style-name="TableContents"><text:span text:style-name="T135">IP = 00</text:span>1<text:span text:style-name="T136">8</text:span></text:p>
            <text:p text:style-name="TableContents"><text:span text:style-name="T137">DX = 0000</text:span></text:p>
          </table:table-cell>
        </table:table-row>
        <table:table-row table:style-name="TableRow138">
          <table:table-cell table:style-name="TableCell139">
            <text:p text:style-name="P140">0018</text:p>
          </table:table-cell>
          <table:table-cell table:style-name="TableCell141">
            <text:p text:style-name="P142">MOV AH, 09</text:p>
          </table:table-cell>
          <table:table-cell table:style-name="TableCell143">
            <text:p text:style-name="P144">B409</text:p>
          </table:table-cell>
          <table:table-cell table:style-name="TableCell145">
            <text:p text:style-name="P146">AX = 1A07</text:p>
            <text:p text:style-name="TableContents"><text:span text:style-name="T147">IP = 00</text:span>1<text:span text:style-name="T148">8</text:span></text:p>
          </table:table-cell>
          <table:table-cell table:style-name="TableCell149">
            <text:p text:style-name="P150">AX = 0907</text:p>
            <text:p text:style-name="TableContents"><text:span text:style-name="T151">IP = 00</text:span>1<text:span text:style-name="T152">A</text:span></text:p>
          </table:table-cell>
        </table:table-row>
        <table:table-row table:style-name="TableRow153">
          <table:table-cell table:style-name="TableCell154">
            <text:p text:style-name="P155">001A</text:p>
          </table:table-cell>
          <table:table-cell table:style-name="TableCell156">
            <text:p text:style-name="P157">INT 21</text:p>
          </table:table-cell>
          <table:table-cell table:style-name="TableCell158">
            <text:p text:style-name="P159">CD21</text:p>
          </table:table-cell>
          <table:table-cell table:style-name="TableCell160">
            <text:p text:style-name="P161"/>
            <text:p text:style-name="TableContents"><text:span text:style-name="T162">IP = 00</text:span>1<text:span text:style-name="T163">A</text:span></text:p>
          </table:table-cell>
          <table:table-cell table:style-name="TableCell164">
            <text:p text:style-name="P165">F000</text:p>
            <text:p text:style-name="P166">IP = 001C</text:p>
          </table:table-cell>
        </table:table-row>
        <table:table-row table:style-name="TableRow167">
          <table:table-cell table:style-name="TableCell168">
            <text:p text:style-name="P169">001C</text:p>
          </table:table-cell>
          <table:table-cell table:style-name="TableCell170">
            <text:p text:style-name="P171">MOV AH, 4C</text:p>
          </table:table-cell>
          <table:table-cell table:style-name="TableCell172">
            <text:p text:style-name="P173">B44C</text:p>
          </table:table-cell>
          <table:table-cell table:style-name="TableCell174">
            <text:p text:style-name="P175">AX = 0907</text:p>
            <text:p text:style-name="P176">IP = 001C</text:p>
          </table:table-cell>
          <table:table-cell table:style-name="TableCell177">
            <text:p text:style-name="P178">AX = 4C07</text:p>
            <text:p text:style-name="P179">IP = 001E</text:p>
          </table:table-cell>
        </table:table-row>
        <table:table-row table:style-name="TableRow180">
          <table:table-cell table:style-name="TableCell181">
            <text:p text:style-name="P182">001E</text:p>
          </table:table-cell>
          <table:table-cell table:style-name="TableCell183">
            <text:p text:style-name="P184">INT 21</text:p>
          </table:table-cell>
          <table:table-cell table:style-name="TableCell185">
            <text:p text:style-name="P186">CD21</text:p>
          </table:table-cell>
          <table:table-cell table:style-name="TableCell187">
            <text:p text:style-name="P188">AX = 4C07</text:p>
            <text:p text:style-name="P189">DS = 1A07</text:p>
            <text:p text:style-name="P190">IP = 001E</text:p>
          </table:table-cell>
          <table:table-cell table:style-name="TableCell191">
            <text:p text:style-name="P192">AX = 0000</text:p>
            <text:p text:style-name="P193">DS = 19F5</text:p>
            <text:p text:style-name="P194">IP = 0010</text:p>
          </table:table-cell>
        </table:table-row>
      </table:table>
      <text:h text:style-name="P195" text:outline-level="2"/>
      <text:h text:style-name="P196" text:outline-level="2"/>
      <text:h text:style-name="P197" text:outline-level="2">hello2.asm</text:h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Адрес команды</text:p>
          </table:table-cell>
          <table:table-cell table:style-name="TableCell207" table:number-rows-spanned="2">
            <text:p text:style-name="P208">Символический код команды</text:p>
          </table:table-cell>
          <table:table-cell table:style-name="TableCell209" table:number-rows-spanned="2">
            <text:p text:style-name="P210">16-ричный код команды</text:p>
          </table:table-cell>
          <table:table-cell table:style-name="TableCell211" table:number-columns-spanned="2">
            <text:p text:style-name="P212">Изменяемые данные</text:p>
          </table:table-cell>
          <table:covered-table-cell/>
        </table:table-row>
        <table:table-row table:style-name="TableRow21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14">
            <text:p text:style-name="P215">до</text:p>
          </table:table-cell>
          <table:table-cell table:style-name="TableCell216">
            <text:p text:style-name="P217">после</text:p>
          </table:table-cell>
        </table:table-row>
        <table:table-row table:style-name="TableRow218">
          <table:table-cell table:style-name="TableCell219">
            <text:p text:style-name="P220">0005</text:p>
          </table:table-cell>
          <table:table-cell table:style-name="TableCell221">
            <text:p text:style-name="TableContents">PUSH DS</text:p>
          </table:table-cell>
          <table:table-cell table:style-name="TableCell222">
            <text:p text:style-name="P223">1E</text:p>
          </table:table-cell>
          <table:table-cell table:style-name="TableCell224">
            <text:p text:style-name="P225">SP =<text:s/>0018</text:p>
            <text:p text:style-name="P226">IP =<text:s/>0005</text:p>
            <text:p text:style-name="P227">DS = 19F5</text:p>
            <text:p text:style-name="P228">STACK(+0) =<text:s/>0000</text:p>
          </table:table-cell>
          <table:table-cell table:style-name="TableCell229">
            <text:p text:style-name="P230">SP =<text:s/>0016</text:p>
            <text:p text:style-name="P231">IP =<text:s/>0006</text:p>
            <text:p text:style-name="P232">DS = 19F5</text:p>
            <text:p text:style-name="P233">STACK(+0) =19F5</text:p>
          </table:table-cell>
        </table:table-row>
        <table:table-row table:style-name="TableRow234">
          <table:table-cell table:style-name="TableCell235">
            <text:p text:style-name="P236">0006</text:p>
          </table:table-cell>
          <table:table-cell table:style-name="TableCell237">
            <text:p text:style-name="TableContents">SUB AX,AX</text:p>
          </table:table-cell>
          <table:table-cell table:style-name="TableCell238">
            <text:p text:style-name="P239">2BC0</text:p>
          </table:table-cell>
          <table:table-cell table:style-name="TableCell240">
            <text:p text:style-name="TableContents"><text:span text:style-name="T241">IP =<text:s/></text:span>0006</text:p>
          </table:table-cell>
          <table:table-cell table:style-name="TableCell242">
            <text:p text:style-name="TableContents"><text:span text:style-name="T243">IP =<text:s/></text:span>0008</text:p>
          </table:table-cell>
        </table:table-row>
        <table:table-row table:style-name="TableRow244">
          <table:table-cell table:style-name="TableCell245">
            <text:p text:style-name="P246">0008</text:p>
          </table:table-cell>
          <table:table-cell table:style-name="TableCell247">
            <text:p text:style-name="TableContents">PUSH AX</text:p>
          </table:table-cell>
          <table:table-cell table:style-name="TableCell248">
            <text:p text:style-name="P249">50</text:p>
          </table:table-cell>
          <table:table-cell table:style-name="TableCell250">
            <text:p text:style-name="P251">SP =<text:s/>0016</text:p>
            <text:p text:style-name="P252">IP =<text:s/>0008</text:p>
            <text:p text:style-name="P253">AX = 0000</text:p>
            <text:p text:style-name="P254">STACK(+0) = 19F5</text:p>
            <text:p text:style-name="P255">STACK(+2) =<text:s/>0000</text:p>
          </table:table-cell>
          <table:table-cell table:style-name="TableCell256">
            <text:p text:style-name="P257">SP =<text:s/>0014</text:p>
            <text:p text:style-name="P258">IP =<text:s/>0009</text:p>
            <text:p text:style-name="P259">AX = 0000</text:p>
            <text:p text:style-name="P260">STACK(+0) =<text:s/>0000</text:p>
            <text:p text:style-name="P261">STACK(+2) = 19F5</text:p>
          </table:table-cell>
        </table:table-row>
        <table:table-row table:style-name="TableRow262">
          <table:table-cell table:style-name="TableCell263">
            <text:p text:style-name="P264">0009</text:p>
          </table:table-cell>
          <table:table-cell table:style-name="TableCell265">
            <text:p text:style-name="TableContents">MOV AX,<text:span text:style-name="T266">1A07</text:span></text:p>
          </table:table-cell>
          <table:table-cell table:style-name="TableCell267">
            <text:p text:style-name="P268">B8071A</text:p>
          </table:table-cell>
          <table:table-cell table:style-name="TableCell269">
            <text:p text:style-name="TableContents"><text:span text:style-name="T270">IP =<text:s/></text:span>0009</text:p>
            <text:p text:style-name="TableContents"><text:span text:style-name="T271">AX =<text:s/></text:span>0000</text:p>
          </table:table-cell>
          <table:table-cell table:style-name="TableCell272">
            <text:p text:style-name="TableContents"><text:span text:style-name="T273">IP =<text:s/></text:span>000C</text:p>
            <text:p text:style-name="P274">AX = 1A07</text:p>
          </table:table-cell>
        </table:table-row>
        <table:table-row table:style-name="TableRow275">
          <table:table-cell table:style-name="TableCell276">
            <text:p text:style-name="P277">000C</text:p>
          </table:table-cell>
          <table:table-cell table:style-name="TableCell278">
            <text:p text:style-name="TableContents">MOV DS,AX</text:p>
          </table:table-cell>
          <table:table-cell table:style-name="TableCell279">
            <text:p text:style-name="P280">8ED8</text:p>
          </table:table-cell>
          <table:table-cell table:style-name="TableCell281">
            <text:p text:style-name="P282">DS = 19F5</text:p>
            <text:p text:style-name="TableContents"><text:span text:style-name="T283">IP =<text:s/></text:span>000C</text:p>
            <text:p text:style-name="P284">AX = 1A07</text:p>
          </table:table-cell>
          <table:table-cell table:style-name="TableCell285">
            <text:p text:style-name="P286">DS = 1A07</text:p>
            <text:p text:style-name="TableContents"><text:span text:style-name="T287">IP =<text:s/></text:span>000Е</text:p>
            <text:p text:style-name="TableContents"><text:span text:style-name="T288">AX = 1A07</text:span></text:p>
          </table:table-cell>
        </table:table-row>
        <table:table-row table:style-name="TableRow289">
          <table:table-cell table:style-name="TableCell290">
            <text:p text:style-name="P291">000E</text:p>
          </table:table-cell>
          <table:table-cell table:style-name="TableCell292">
            <text:p text:style-name="TableContents">MOV DX,0000</text:p>
          </table:table-cell>
          <table:table-cell table:style-name="TableCell293">
            <text:p text:style-name="P294">BA0000</text:p>
          </table:table-cell>
          <table:table-cell table:style-name="TableCell295">
            <text:p text:style-name="TableContents"><text:span text:style-name="T296">IP =<text:s/></text:span>000Е</text:p>
            <text:p text:style-name="P297">DX = 0000</text:p>
          </table:table-cell>
          <table:table-cell table:style-name="TableCell298">
            <text:p text:style-name="TableContents"><text:span text:style-name="T299">IP =<text:s/></text:span>0011</text:p>
            <text:p text:style-name="P300">DX = 0000</text:p>
          </table:table-cell>
        </table:table-row>
        <text:soft-page-break/>
        <table:table-row table:style-name="TableRow301">
          <table:table-cell table:style-name="TableCell302">
            <text:p text:style-name="P303">0011</text:p>
          </table:table-cell>
          <table:table-cell table:style-name="TableCell304">
            <text:p text:style-name="TableContents">CALL 0000</text:p>
          </table:table-cell>
          <table:table-cell table:style-name="TableCell305">
            <text:p text:style-name="P306">E9ECFF</text:p>
          </table:table-cell>
          <table:table-cell table:style-name="TableCell307">
            <text:p text:style-name="P308">SP =<text:s/>0014</text:p>
            <text:p text:style-name="P309">IP =<text:s/>0011</text:p>
            <text:p text:style-name="P310">STACK(+0) =<text:s/>0000</text:p>
            <text:p text:style-name="P311">STACK(+2) = 19F5</text:p>
            <text:p text:style-name="P312">STACK (+4)<text:s/>=<text:s/>0000</text:p>
          </table:table-cell>
          <table:table-cell table:style-name="TableCell313">
            <text:p text:style-name="P314">SP =<text:s/>0012</text:p>
            <text:p text:style-name="P315">IP =<text:s/>0000</text:p>
            <text:p text:style-name="P316">STACK(+0) =<text:s/>0014</text:p>
            <text:p text:style-name="P317">STACK(+2) =<text:s/>0000</text:p>
            <text:p text:style-name="P318">STACK (+4) = 19F5</text:p>
          </table:table-cell>
        </table:table-row>
        <table:table-row table:style-name="TableRow319">
          <table:table-cell table:style-name="TableCell320">
            <text:p text:style-name="P321">0000</text:p>
          </table:table-cell>
          <table:table-cell table:style-name="TableCell322">
            <text:p text:style-name="TableContents">MOV<text:s/><text:span text:style-name="T323">AH, 09</text:span></text:p>
          </table:table-cell>
          <table:table-cell table:style-name="TableCell324">
            <text:p text:style-name="P325">B409</text:p>
          </table:table-cell>
          <table:table-cell table:style-name="TableCell326">
            <text:p text:style-name="TableContents"><text:span text:style-name="T327">AX = 1A07</text:span></text:p>
            <text:p text:style-name="TableContents"><text:span text:style-name="T328">IP =<text:s/></text:span>00<text:span text:style-name="T329">00</text:span></text:p>
          </table:table-cell>
          <table:table-cell table:style-name="TableCell330">
            <text:p text:style-name="P331">AX = 0907</text:p>
            <text:p text:style-name="TableContents"><text:span text:style-name="T332">IP =<text:s/></text:span>0<text:span text:style-name="T333">002</text:span></text:p>
          </table:table-cell>
        </table:table-row>
        <table:table-row table:style-name="TableRow334">
          <table:table-cell table:style-name="TableCell335">
            <text:p text:style-name="P336">0002</text:p>
          </table:table-cell>
          <table:table-cell table:style-name="TableCell337">
            <text:p text:style-name="P338">INT 21</text:p>
          </table:table-cell>
          <table:table-cell table:style-name="TableCell339">
            <text:p text:style-name="P340">CD21</text:p>
          </table:table-cell>
          <table:table-cell table:style-name="TableCell341">
            <text:p text:style-name="P342">IP = 0002</text:p>
          </table:table-cell>
          <table:table-cell table:style-name="TableCell343">
            <text:p text:style-name="P344">IP = 0004</text:p>
          </table:table-cell>
        </table:table-row>
        <table:table-row table:style-name="TableRow345">
          <table:table-cell table:style-name="TableCell346">
            <text:p text:style-name="P347">0004</text:p>
          </table:table-cell>
          <table:table-cell table:style-name="TableCell348">
            <text:p text:style-name="TableContents">RET</text:p>
          </table:table-cell>
          <table:table-cell table:style-name="TableCell349">
            <text:p text:style-name="P350">C3</text:p>
          </table:table-cell>
          <table:table-cell table:style-name="TableCell351">
            <text:p text:style-name="P352">SP =<text:s/>0012</text:p>
            <text:p text:style-name="P353">IP =<text:s/>0004</text:p>
            <text:p text:style-name="P354">STACK(+0) = 0014</text:p>
            <text:p text:style-name="P355">STACK(+2) = 0000</text:p>
            <text:p text:style-name="P356">STACK(+4) = 19F5</text:p>
          </table:table-cell>
          <table:table-cell table:style-name="TableCell357">
            <text:p text:style-name="P358">SP =<text:s/>0014</text:p>
            <text:p text:style-name="P359">IP =<text:s/>0014</text:p>
            <text:p text:style-name="P360">STACK(+0) = 0000</text:p>
            <text:p text:style-name="P361">STACK(+2) = 19F5</text:p>
            <text:p text:style-name="P362">STACK(+4) = 0000</text:p>
          </table:table-cell>
        </table:table-row>
        <table:table-row table:style-name="TableRow363">
          <table:table-cell table:style-name="TableCell364">
            <text:p text:style-name="P365">0014</text:p>
          </table:table-cell>
          <table:table-cell table:style-name="TableCell366">
            <text:p text:style-name="P367">MOV DX, 0010</text:p>
          </table:table-cell>
          <table:table-cell table:style-name="TableCell368">
            <text:p text:style-name="P369">BA1000</text:p>
            <text:p text:style-name="P370"/>
          </table:table-cell>
          <table:table-cell table:style-name="TableCell371">
            <text:p text:style-name="TableContents"><text:span text:style-name="T372">DX = 0000</text:span></text:p>
            <text:p text:style-name="TableContents"><text:span text:style-name="T373">IP =<text:s/></text:span>00<text:span text:style-name="T374">14</text:span></text:p>
          </table:table-cell>
          <table:table-cell table:style-name="TableCell375">
            <text:p text:style-name="TableContents"><text:span text:style-name="T376">DX = 0010</text:span></text:p>
            <text:p text:style-name="TableContents"><text:span text:style-name="T377">IP =<text:s/></text:span>00<text:span text:style-name="T378">17</text:span></text:p>
          </table:table-cell>
        </table:table-row>
        <table:table-row table:style-name="TableRow379">
          <table:table-cell table:style-name="TableCell380">
            <text:p text:style-name="P381">0017</text:p>
          </table:table-cell>
          <table:table-cell table:style-name="TableCell382">
            <text:p text:style-name="P383">CALL 0000</text:p>
          </table:table-cell>
          <table:table-cell table:style-name="TableCell384">
            <text:p text:style-name="P385">3836FF</text:p>
          </table:table-cell>
          <table:table-cell table:style-name="TableCell386">
            <text:p text:style-name="P387">IP = 0017</text:p>
            <text:p text:style-name="P388">SP = 0014</text:p>
            <text:p text:style-name="P389">STACK(+0) =<text:s/>0000</text:p>
            <text:p text:style-name="P390">STACK(+2) = 19F5</text:p>
            <text:p text:style-name="P391">STACK (+4) = 0000</text:p>
          </table:table-cell>
          <table:table-cell table:style-name="TableCell392">
            <text:p text:style-name="P393">IP = 0000</text:p>
            <text:p text:style-name="P394">SP = 0012</text:p>
            <text:p text:style-name="P395">STACK(+0) =<text:s/>001A</text:p>
            <text:p text:style-name="P396">STACK(+2) = 0000</text:p>
            <text:p text:style-name="P397">STACK (+4) = 19F5</text:p>
          </table:table-cell>
        </table:table-row>
        <table:table-row table:style-name="TableRow398">
          <table:table-cell table:style-name="TableCell399">
            <text:p text:style-name="P400">0000</text:p>
          </table:table-cell>
          <table:table-cell table:style-name="TableCell401">
            <text:p text:style-name="P402">MOV AH, 09</text:p>
          </table:table-cell>
          <table:table-cell table:style-name="TableCell403">
            <text:p text:style-name="P404">B409</text:p>
          </table:table-cell>
          <table:table-cell table:style-name="TableCell405">
            <text:p text:style-name="P406">IP = 0000</text:p>
          </table:table-cell>
          <table:table-cell table:style-name="TableCell407">
            <text:p text:style-name="P408">IP = 0002</text:p>
          </table:table-cell>
        </table:table-row>
        <table:table-row table:style-name="TableRow409">
          <table:table-cell table:style-name="TableCell410">
            <text:p text:style-name="P411">0002</text:p>
          </table:table-cell>
          <table:table-cell table:style-name="TableCell412">
            <text:p text:style-name="P413">INT 21</text:p>
          </table:table-cell>
          <table:table-cell table:style-name="TableCell414">
            <text:p text:style-name="P415">CD21</text:p>
          </table:table-cell>
          <table:table-cell table:style-name="TableCell416">
            <text:p text:style-name="P417">IP = 0002</text:p>
          </table:table-cell>
          <table:table-cell table:style-name="TableCell418">
            <text:p text:style-name="P419">IP = 0004</text:p>
          </table:table-cell>
        </table:table-row>
        <table:table-row table:style-name="TableRow420">
          <table:table-cell table:style-name="TableCell421">
            <text:p text:style-name="P422">0004</text:p>
          </table:table-cell>
          <table:table-cell table:style-name="TableCell423">
            <text:p text:style-name="P424">RET</text:p>
          </table:table-cell>
          <table:table-cell table:style-name="TableCell425">
            <text:p text:style-name="P426">C3</text:p>
          </table:table-cell>
          <table:table-cell table:style-name="TableCell427">
            <text:p text:style-name="P428">SP = 0012</text:p>
            <text:p text:style-name="P429">IP = 0004</text:p>
            <text:p text:style-name="P430">STACK(+0) =<text:s/>001A</text:p>
            <text:p text:style-name="P431">STACK(+2) = 0000</text:p>
            <text:p text:style-name="P432">STACK (+4) = 19F5</text:p>
          </table:table-cell>
          <table:table-cell table:style-name="TableCell433">
            <text:p text:style-name="P434">SP = 0014</text:p>
            <text:p text:style-name="P435">IP = 001A</text:p>
            <text:p text:style-name="P436">STACK(+0) = 0000</text:p>
            <text:p text:style-name="P437">STACK(+2) = 19F5</text:p>
            <text:p text:style-name="P438">STACK (+4) = 0000</text:p>
          </table:table-cell>
        </table:table-row>
        <table:table-row table:style-name="TableRow439">
          <table:table-cell table:style-name="TableCell440">
            <text:p text:style-name="P441">001A</text:p>
          </table:table-cell>
          <table:table-cell table:style-name="TableCell442">
            <text:p text:style-name="P443">RET FAR</text:p>
          </table:table-cell>
          <table:table-cell table:style-name="TableCell444">
            <text:p text:style-name="P445">CB</text:p>
          </table:table-cell>
          <table:table-cell table:style-name="TableCell446">
            <text:p text:style-name="P447">CS = 1A0A</text:p>
            <text:p text:style-name="P448">SP = 0014</text:p>
            <text:p text:style-name="P449">IP = 001A</text:p>
            <text:p text:style-name="P450">STACK(+2) = 19F5</text:p>
          </table:table-cell>
          <table:table-cell table:style-name="TableCell451">
            <text:p text:style-name="P452">CS = 19F5</text:p>
            <text:p text:style-name="P453">SP = 0018</text:p>
            <text:p text:style-name="P454">IP = 0000</text:p>
            <text:p text:style-name="P455">STACK(+2) = 0000</text:p>
          </table:table-cell>
        </table:table-row>
        <table:table-row table:style-name="TableRow456">
          <table:table-cell table:style-name="TableCell457">
            <text:p text:style-name="P458">0000</text:p>
          </table:table-cell>
          <table:table-cell table:style-name="TableCell459">
            <text:p text:style-name="P460">INT 20</text:p>
          </table:table-cell>
          <table:table-cell table:style-name="TableCell461">
            <text:p text:style-name="P462">CD20</text:p>
          </table:table-cell>
          <table:table-cell table:style-name="TableCell463">
            <text:p text:style-name="P464">AX = 0907</text:p>
            <text:p text:style-name="P465">DX <text:s/>= 0010</text:p>
            <text:p text:style-name="P466">CS = 19F5</text:p>
            <text:p text:style-name="P467">DS = 1A07</text:p>
            <text:p text:style-name="P468">IP = 0000</text:p>
          </table:table-cell>
          <table:table-cell table:style-name="TableCell469">
            <text:p text:style-name="P470">AX = 0000</text:p>
            <text:p text:style-name="P471">DX <text:s/>= 0000</text:p>
            <text:p text:style-name="P472">CS = 1A0A</text:p>
            <text:p text:style-name="P473">DS = 19F5</text:p>
            <text:p text:style-name="P474">IP = 0005</text:p>
          </table:table-cell>
        </table:table-row>
      </table:table>
      <text:h text:style-name="P475" text:outline-level="2"/>
      <text:p text:style-name="P476"/>
      <text:p text:style-name="P477">Выводы.</text:p>
      <text:p text:style-name="P478">В ходе выполнения лабораторной работы были получены основные навыки программирования на ассемблере.</text:p>
      <text:soft-page-break/>
      <text:p text:style-name="P479">Приложение А. Код программ.</text:p>
      <text:p text:style-name="P480"><text:span text:style-name="T481">Имя файла:<text:s/></text:span><text:span text:style-name="T482">hello</text:span><text:span text:style-name="T483">1.</text:span><text:span text:style-name="T484">asm</text:span></text:p>
      <text:p text:style-name="P485"><text:span text:style-name="T486">;<text:s/></text:span><text:span text:style-name="T487">HELLO</text:span><text:span text:style-name="T488">1.</text:span><text:span text:style-name="T489">ASM</text:span><text:span text:style-name="T490"><text:s/>- <text:s/>упрощенная версия учебной программы лаб.раб.<text:s/></text:span><text:span text:style-name="T491">N</text:span><text:span text:style-name="T492">1</text:span></text:p>
      <text:p text:style-name="P493">; <text:s text:c="14"/>по дисциплине "Архитектура компьютера"</text:p>
      <text:p text:style-name="P494">; *****************************************************************</text:p>
      <text:p text:style-name="P495">; Назначение: Программа формирует и выводит на экран приветствие</text:p>
      <text:p text:style-name="P496">; <text:s text:c="12"/>пользователя с помощью функции ДОС "Вывод строки"</text:p>
      <text:p text:style-name="P497"><text:span text:style-name="T498">; <text:s text:c="12"/>(номер 09 прерывание 21</text:span><text:span text:style-name="T499">h</text:span><text:span text:style-name="T500">), которая:</text:span></text:p>
      <text:p text:style-name="P501">; <text:s text:c="13"/>- обеспечивает вывод на экран строки символов,</text:p>
      <text:p text:style-name="P502">; <text:s text:c="15"/>заканчивающейся знаком "$";</text:p>
      <text:p text:style-name="P503"><text:span text:style-name="T504">; <text:s text:c="13"/>- требует задания в регистре<text:s/></text:span><text:span text:style-name="T505">ah</text:span><text:span text:style-name="T506"><text:s/>номера функции=09</text:span><text:span text:style-name="T507">h</text:span><text:span text:style-name="T508">,</text:span></text:p>
      <text:p text:style-name="P509"><text:span text:style-name="T510">; <text:s text:c="15"/>а в регистре<text:s/></text:span><text:span text:style-name="T511">dx</text:span><text:span text:style-name="T512"><text:s/>- <text:s/>смещения <text:s/>адреса <text:s/>выводимой</text:span></text:p>
      <text:p text:style-name="P513">; <text:s text:c="15"/>строки;</text:p>
      <text:p text:style-name="P514"><text:span text:style-name="T515">; <text:s text:c="13"/>- использует регистр <text:s/></text:span><text:span text:style-name="T516">ax</text:span><text:span text:style-name="T517"><text:s text:c="2"/>и <text:s/>не сохраняет его</text:span></text:p>
      <text:p text:style-name="P518">; <text:s text:c="15"/>содержимое.</text:p>
      <text:p text:style-name="P519">; ******************************************************************</text:p>
      <text:p text:style-name="P520"/>
      <text:p text:style-name="P521"><text:span text:style-name="T522"><text:s text:c="3"/></text:span><text:span text:style-name="T523">DOSSEG</text:span><text:span text:style-name="T524"><text:s text:c="38"/>; Задание сегментов под ДОС</text:span></text:p>
      <text:p text:style-name="P525"><text:span text:style-name="T526"><text:s text:c="3"/>.</text:span><text:span text:style-name="T527">MODEL</text:span><text:span text:style-name="T528"><text:s text:c="2"/></text:span><text:span text:style-name="T529">SMALL</text:span><text:span text:style-name="T530"><text:s text:c="31"/>; Модель памяти-</text:span><text:span text:style-name="T531">SMALL</text:span><text:span text:style-name="T532">(Малая)</text:span></text:p>
      <text:p text:style-name="P533"><text:span text:style-name="T534"><text:s text:c="3"/>.</text:span><text:span text:style-name="T535">STACK</text:span><text:span text:style-name="T536"><text:s text:c="2"/>100</text:span><text:span text:style-name="T537">h</text:span><text:span text:style-name="T538"><text:s text:c="32"/>; Отвести под Стек 256 байт</text:span></text:p>
      <text:p text:style-name="P539"><text:span text:style-name="T540"><text:s text:c="3"/>.</text:span><text:span text:style-name="T541">DATA</text:span><text:span text:style-name="T542"><text:s text:c="39"/>; Начало сегмента данных</text:span></text:p>
      <text:p text:style-name="P543"><text:span text:style-name="T544">Greeting</text:span><text:span text:style-name="T545"><text:s text:c="2"/></text:span><text:span text:style-name="T546">LABEL</text:span><text:span text:style-name="T547"><text:s text:c="2"/></text:span><text:span text:style-name="T548">BYTE</text:span><text:span text:style-name="T549"><text:s text:c="26"/>; Текст <text:s/>приветствия</text:span></text:p>
      <text:p text:style-name="P550"><text:span text:style-name="T551"><text:s text:c="3"/></text:span><text:span text:style-name="T552">DB</text:span><text:span text:style-name="T553"><text:s/>'Вас приветствует ст.гр.1381 - Мелькумянц Д.А.',13,10,'$'</text:span></text:p>
      <text:p text:style-name="P554"><text:span text:style-name="T555"><text:s text:c="3"/>.</text:span><text:span text:style-name="T556">CODE</text:span><text:span text:style-name="T557"><text:s text:c="32"/>; Начало сегмента кода</text:span></text:p>
      <text:p text:style-name="P558"><text:span text:style-name="T559"><text:s text:c="3"/></text:span><text:span text:style-name="T560">mov</text:span><text:span text:style-name="T561"><text:s text:c="2"/></text:span><text:span text:style-name="T562">ax</text:span><text:span text:style-name="T563">, @</text:span><text:span text:style-name="T564">data</text:span><text:span text:style-name="T565"><text:s text:c="24"/>; Загрузка в<text:s/></text:span><text:span text:style-name="T566">DS</text:span><text:span text:style-name="T567"><text:s/>адреса начала</text:span></text:p>
      <text:p text:style-name="P568"><text:span text:style-name="T569"><text:s text:c="3"/></text:span><text:span text:style-name="T570">mov</text:span><text:span text:style-name="T571"><text:s text:c="2"/></text:span><text:span text:style-name="T572">ds</text:span><text:span text:style-name="T573">,<text:s/></text:span><text:span text:style-name="T574">ax</text:span><text:span text:style-name="T575"><text:s text:c="27"/>; сегмента данных</text:span></text:p>
      <text:p text:style-name="P576"><text:span text:style-name="T577"><text:s text:c="3"/></text:span><text:span text:style-name="T578">mov</text:span><text:span text:style-name="T579"><text:s text:c="2"/></text:span><text:span text:style-name="T580">dx</text:span><text:span text:style-name="T581">,<text:s/></text:span><text:span text:style-name="T582">OFFSET</text:span><text:span text:style-name="T583"><text:s/></text:span><text:span text:style-name="T584">Greeting</text:span><text:span text:style-name="T585"><text:s text:c="14"/>; Загрузка в<text:s/></text:span><text:span text:style-name="T586">dx</text:span><text:span text:style-name="T587"><text:s/>смещения</text:span></text:p>
      <text:p text:style-name="P588"><text:s text:c="40"/>; адреса текста приветствия</text:p>
      <text:soft-page-break/>
      <text:p text:style-name="P589"><text:span text:style-name="T590">DisplayGreeting</text:span><text:span text:style-name="T591">:</text:span></text:p>
      <text:p text:style-name="P592"><text:span text:style-name="T593"><text:s text:c="3"/></text:span><text:span text:style-name="T594">mov</text:span><text:span text:style-name="T595"><text:s text:c="2"/></text:span><text:span text:style-name="T596">ah</text:span><text:span text:style-name="T597">, 9 <text:s text:c="27"/>; # функции ДОС печати строки</text:span></text:p>
      <text:p text:style-name="P598"><text:span text:style-name="T599"><text:s text:c="3"/></text:span><text:span text:style-name="T600">int</text:span><text:span text:style-name="T601"><text:s text:c="2"/>21</text:span><text:span text:style-name="T602">h</text:span><text:span text:style-name="T603"><text:s text:c="29"/>; вывод на экран <text:s/>приветствия</text:span></text:p>
      <text:p text:style-name="P604"><text:span text:style-name="T605"><text:s text:c="3"/></text:span><text:span text:style-name="T606">mov</text:span><text:span text:style-name="T607"><text:s text:c="2"/></text:span><text:span text:style-name="T608">ah</text:span><text:span text:style-name="T609">, 4</text:span><text:span text:style-name="T610">ch</text:span><text:span text:style-name="T611"><text:s text:c="26"/>; # функции ДОС завершения программы</text:span></text:p>
      <text:p text:style-name="P612"><text:span text:style-name="T613"><text:s text:c="3"/></text:span><text:span text:style-name="T614">int</text:span><text:span text:style-name="T615"><text:s text:c="2"/>21</text:span><text:span text:style-name="T616">h</text:span><text:span text:style-name="T617"><text:s text:c="29"/>; завершение программы и выход в ДОС</text:span></text:p>
      <text:p text:style-name="P618"><text:span text:style-name="T619"><text:s text:c="3"/></text:span><text:span text:style-name="T620">END</text:span></text:p>
      <text:p text:style-name="P621"><text:span text:style-name="T622">Имя файла:<text:s/></text:span><text:span text:style-name="T623">hello</text:span><text:span text:style-name="T624">2.</text:span><text:span text:style-name="T625">asm</text:span></text:p>
      <text:p text:style-name="P626"><text:span text:style-name="T627">;<text:s/></text:span><text:span text:style-name="T628">HELLO</text:span><text:span text:style-name="T629">2 - Учебная программа<text:s/></text:span><text:span text:style-name="T630">N</text:span><text:span text:style-name="T631">2 <text:s/>лаб.раб.#1 по дисциплине "Архитектура компьютера"</text:span><text:span text:style-name="T632"><text:line-break/>; <text:s text:c="9"/>Программа использует процедуру для печати строки</text:span><text:span text:style-name="T633"><text:line-break/>;</text:span><text:span text:style-name="T634"><text:line-break/>; <text:s text:c="5"/>ТЕКСТ <text:s/>ПРОГРАММЫ</text:span><text:span text:style-name="T635"><text:line-break/></text:span><text:span text:style-name="T636"><text:line-break/></text:span><text:span text:style-name="T637">EOFLine</text:span><text:span text:style-name="T638"><text:s text:c="2"/></text:span><text:span text:style-name="T639">EQU</text:span><text:span text:style-name="T640"><text:s text:c="2"/>'$' <text:s text:c="8"/>; Определение символьной константы</text:span><text:span text:style-name="T641"><text:line-break/><text:s text:c="26"/>; <text:s text:c="4"/>"Конец строки"</text:span><text:span text:style-name="T642"><text:line-break/></text:span><text:span text:style-name="T643"><text:line-break/>; Стек <text:s/>программы</text:span><text:span text:style-name="T644"><text:line-break/></text:span><text:span text:style-name="T645"><text:line-break/></text:span><text:span text:style-name="T646">ASSUME</text:span><text:span text:style-name="T647"><text:s/></text:span><text:span text:style-name="T648">CS</text:span><text:span text:style-name="T649">:</text:span><text:span text:style-name="T650">CODE</text:span><text:span text:style-name="T651">,<text:s/></text:span><text:span text:style-name="T652">SS</text:span><text:span text:style-name="T653">:</text:span><text:span text:style-name="T654">AStack</text:span><text:span text:style-name="T655"><text:line-break/></text:span><text:span text:style-name="T656"><text:line-break/></text:span><text:span text:style-name="T657">AStack</text:span><text:span text:style-name="T658"><text:s text:c="4"/></text:span><text:span text:style-name="T659">SEGMENT</text:span><text:span text:style-name="T660"><text:s text:c="2"/></text:span><text:span text:style-name="T661">STACK</text:span><text:span text:style-name="T662"><text:line-break/><text:s text:c="10"/></text:span><text:span text:style-name="T663">DW</text:span><text:span text:style-name="T664"><text:s/>12<text:s/></text:span><text:span text:style-name="T665">DUP</text:span><text:span text:style-name="T666">('!') <text:s text:c="3"/>; Отводится 12 слов памяти</text:span><text:span text:style-name="T667"><text:line-break/></text:span><text:span text:style-name="T668">AStack</text:span><text:span text:style-name="T669"><text:s text:c="4"/></text:span><text:span text:style-name="T670">ENDS</text:span><text:span text:style-name="T671"><text:line-break/></text:span><text:span text:style-name="T672"><text:line-break/>; Данные программы</text:span><text:span text:style-name="T673"><text:line-break/></text:span><text:span text:style-name="T674"><text:line-break/></text:span><text:span text:style-name="T675">DATA</text:span><text:span text:style-name="T676"><text:s text:c="6"/></text:span><text:span text:style-name="T677">SEGMENT</text:span><text:span text:style-name="T678"><text:line-break/></text:span><text:span text:style-name="T679"><text:line-break/>; <text:s/>Директивы описания данных</text:span><text:span text:style-name="T680"><text:line-break/></text:span><text:span text:style-name="T681"><text:line-break/></text:span><text:soft-page-break/><text:span text:style-name="T682">HELLO</text:span><text:span text:style-name="T683"><text:s text:c="5"/></text:span><text:span text:style-name="T684">DB</text:span><text:span text:style-name="T685"><text:s/>'</text:span><text:span text:style-name="T686">Hello</text:span><text:span text:style-name="T687"><text:s/></text:span><text:span text:style-name="T688">Worlds</text:span><text:span text:style-name="T689">!', 0</text:span><text:span text:style-name="T690">AH</text:span><text:span text:style-name="T691">, 0</text:span><text:span text:style-name="T692">DH</text:span><text:span text:style-name="T693">,</text:span><text:span text:style-name="T694">EOFLine</text:span><text:span text:style-name="T695"><text:line-break/></text:span><text:span text:style-name="T696">GREETING</text:span><text:span text:style-name="T697"><text:s text:c="2"/></text:span><text:span text:style-name="T698">DB</text:span><text:span text:style-name="T699"><text:s/>'</text:span><text:span text:style-name="T700">Student</text:span><text:span text:style-name="T701"><text:s/></text:span><text:span text:style-name="T702">from</text:span><text:span text:style-name="T703"><text:s/>4350 - $'</text:span><text:span text:style-name="T704"><text:line-break/></text:span><text:span text:style-name="T705">DATA</text:span><text:span text:style-name="T706"><text:s text:c="6"/></text:span><text:span text:style-name="T707">ENDS</text:span><text:span text:style-name="T708"><text:line-break/></text:span><text:span text:style-name="T709"><text:line-break/>; Код программы</text:span><text:span text:style-name="T710"><text:line-break/></text:span><text:span text:style-name="T711"><text:line-break/></text:span><text:span text:style-name="T712">CODE</text:span><text:span text:style-name="T713"><text:s text:c="6"/></text:span><text:span text:style-name="T714">SEGMENT</text:span><text:span text:style-name="T715"><text:line-break/>; Процедура печати строки</text:span><text:span text:style-name="T716"><text:line-break/></text:span><text:span text:style-name="T717">WriteMsg</text:span><text:span text:style-name="T718"><text:s text:c="2"/></text:span><text:span text:style-name="T719">PROC</text:span><text:span text:style-name="T720"><text:s text:c="2"/></text:span><text:span text:style-name="T721">NEAR</text:span><text:span text:style-name="T722"><text:line-break/><text:s text:c="10"/></text:span><text:span text:style-name="T723">mov</text:span><text:span text:style-name="T724"><text:s text:c="3"/></text:span><text:span text:style-name="T725">AH</text:span><text:span text:style-name="T726">,9</text:span><text:span text:style-name="T727"><text:line-break/><text:s text:c="10"/></text:span><text:span text:style-name="T728">int</text:span><text:span text:style-name="T729"><text:s text:c="3"/>21</text:span><text:span text:style-name="T730">h</text:span><text:span text:style-name="T731"><text:s text:c="2"/>; Вызов функции<text:s/></text:span><text:span text:style-name="T732">DOS</text:span><text:span text:style-name="T733"><text:s/>по прерыванию</text:span><text:span text:style-name="T734"><text:line-break/><text:s text:c="10"/></text:span><text:span text:style-name="T735">ret</text:span><text:span text:style-name="T736"><text:line-break/></text:span><text:span text:style-name="T737">WriteMsg</text:span><text:span text:style-name="T738"><text:s text:c="2"/></text:span><text:span text:style-name="T739">ENDP</text:span><text:span text:style-name="T740"><text:line-break/></text:span><text:span text:style-name="T741"><text:line-break/>; Головная процедура</text:span><text:span text:style-name="T742"><text:line-break/></text:span><text:span text:style-name="T743">Main</text:span><text:span text:style-name="T744"><text:s text:c="6"/></text:span><text:span text:style-name="T745">PROC</text:span><text:span text:style-name="T746"><text:s text:c="2"/></text:span><text:span text:style-name="T747">FAR</text:span><text:span text:style-name="T748"><text:line-break/><text:s text:c="10"/></text:span><text:span text:style-name="T749">push</text:span><text:span text:style-name="T750"><text:s text:c="2"/></text:span><text:span text:style-name="T751">DS</text:span><text:span text:style-name="T752"><text:s text:c="7"/>;\ <text:s/>Сохранение адреса начала<text:s/></text:span><text:span text:style-name="T753">PSP</text:span><text:span text:style-name="T754"><text:s/>в стеке</text:span><text:span text:style-name="T755"><text:line-break/><text:s text:c="10"/></text:span><text:span text:style-name="T756">sub</text:span><text:span text:style-name="T757"><text:s text:c="3"/></text:span><text:span text:style-name="T758">AX</text:span><text:span text:style-name="T759">,</text:span><text:span text:style-name="T760">AX</text:span><text:span text:style-name="T761"><text:s text:c="4"/>; &gt; для последующего восстановления по</text:span><text:span text:style-name="T762"><text:line-break/><text:s text:c="10"/></text:span><text:span text:style-name="T763">push</text:span><text:span text:style-name="T764"><text:s text:c="2"/></text:span><text:span text:style-name="T765">AX</text:span><text:span text:style-name="T766"><text:s text:c="7"/>;/ <text:s/>команде<text:s/></text:span><text:span text:style-name="T767">ret</text:span><text:span text:style-name="T768">, завершающей процедуру.</text:span><text:span text:style-name="T769"><text:line-break/><text:s text:c="10"/></text:span><text:span text:style-name="T770">mov</text:span><text:span text:style-name="T771"><text:s text:c="3"/></text:span><text:span text:style-name="T772">AX</text:span><text:span text:style-name="T773">,</text:span><text:span text:style-name="T774">DATA</text:span><text:span text:style-name="T775"><text:s text:c="13"/>; Загрузка сегментного</text:span><text:span text:style-name="T776"><text:line-break/><text:s text:c="10"/></text:span><text:span text:style-name="T777">mov</text:span><text:span text:style-name="T778"><text:s text:c="3"/></text:span><text:span text:style-name="T779">DS</text:span><text:span text:style-name="T780">,</text:span><text:span text:style-name="T781">AX</text:span><text:span text:style-name="T782"><text:s text:c="15"/>; регистра данных.</text:span><text:span text:style-name="T783"><text:line-break/><text:s text:c="10"/></text:span><text:span text:style-name="T784">mov</text:span><text:span text:style-name="T785"><text:s text:c="3"/></text:span><text:span text:style-name="T786">DX</text:span><text:span text:style-name="T787">,<text:s/></text:span><text:span text:style-name="T788">OFFSET</text:span><text:span text:style-name="T789"><text:s/></text:span><text:span text:style-name="T790">HELLO</text:span><text:span text:style-name="T791"><text:s text:c="4"/>; Вывод на экран первой</text:span><text:span text:style-name="T792"><text:line-break/><text:s text:c="10"/></text:span><text:span text:style-name="T793">call</text:span><text:span text:style-name="T794"><text:s text:c="2"/></text:span><text:span text:style-name="T795">WriteMsg</text:span><text:span text:style-name="T796"><text:s text:c="12"/>; строки приветствия.</text:span><text:span text:style-name="T797"><text:line-break/><text:s text:c="10"/></text:span><text:span text:style-name="T798">mov</text:span><text:span text:style-name="T799"><text:s text:c="3"/></text:span><text:span text:style-name="T800">DX</text:span><text:span text:style-name="T801">,<text:s/></text:span><text:span text:style-name="T802">OFFSET</text:span><text:span text:style-name="T803"><text:s/></text:span><text:span text:style-name="T804">GREETING</text:span><text:span text:style-name="T805"><text:s/>; Вывод на экран второй</text:span><text:span text:style-name="T806"><text:line-break/><text:s text:c="10"/></text:span><text:span text:style-name="T807">call</text:span><text:span text:style-name="T808"><text:s text:c="2"/></text:span><text:span text:style-name="T809">WriteMsg</text:span><text:span text:style-name="T810"><text:s text:c="12"/>; строки приветствия.</text:span><text:span text:style-name="T811"><text:line-break/><text:s text:c="10"/></text:span><text:span text:style-name="T812">ret</text:span><text:span text:style-name="T813"><text:s text:c="23"/>; Выход в<text:s/></text:span><text:span text:style-name="T814">DOS</text:span><text:span text:style-name="T815"><text:s/>по команде,</text:span><text:span text:style-name="T816"><text:line-break/><text:s text:c="36"/>; находящейся в 1-ом слове<text:s/></text:span><text:span text:style-name="T817">PSP</text:span><text:span text:style-name="T818">.</text:span><text:span text:style-name="T819"><text:line-break/></text:span><text:span text:style-name="T820">Main</text:span><text:span text:style-name="T821"><text:s text:c="6"/></text:span><text:span text:style-name="T822">ENDP</text:span><text:span text:style-name="T823"><text:line-break/></text:span><text:span text:style-name="T824">CODE</text:span><text:span text:style-name="T825"><text:s text:c="6"/></text:span><text:span text:style-name="T826">ENDS</text:span><text:span text:style-name="T827"><text:line-break/><text:s text:c="10"/></text:span><text:span text:style-name="T828">END</text:span><text:span text:style-name="T829"><text:s/></text:span><text:span text:style-name="T830">Main</text:span><text:span text:style-name="T831"><text:line-break/></text:span></text:p>
      <text:p text:style-name="P832"><text:span text:style-name="T833">Приложение Б.<text:s/></text:span><text:span text:style-name="T834">Листинг <text:s/>успешной <text:s/>трансляции <text:s/></text:span></text:p>
      <text:p text:style-name="P835"><text:span text:style-name="T836">программами</text:span><text:span text:style-name="T837">.</text:span></text:p>
      <text:p text:style-name="P838"><text:span text:style-name="T839">Имя</text:span><text:span text:style-name="T840"><text:s/></text:span><text:span text:style-name="T841">файла</text:span><text:span text:style-name="T842">:<text:s/></text:span><text:span text:style-name="T843">hello1.lst</text:span></text:p>
      <text:p text:style-name="P844">#Microsoft (R) Macro Assembler Version 5.10 <text:s text:c="17"/>9/7/22 20:37:33<text:line-break/></text:p>
      <text:p text:style-name="P845"><text:s text:c="61"/>Page <text:s text:c="4"/>1-1</text:p>
      <text:p text:style-name="P846"/>
      <text:p text:style-name="P847"/>
      <text:p text:style-name="P848"><text:tab/><text:tab/><text:tab/><text:tab/></text:p>
      <text:p text:style-name="P849"><text:tab/><text:tab/><text:tab/><text:tab/>; HELLO1.ASM - <text:s/>СѓРїСЂРѕС‰РµРЅРЅР°СЏ РІРµСЂСЃРё</text:p>
      <text:p text:style-name="P850"><text:tab/><text:tab/><text:tab/><text:tab/>СЏ СѓС‡РµР±РЅРѕР№ РїСЂРѕРіСЂР°РјРјС‹ Р»Р°Р±.СЂР</text:p>
      <text:p text:style-name="P851"><text:tab/><text:tab/><text:tab/><text:tab/>°Р±. N1</text:p>
      <text:p text:style-name="P852"><text:tab/><text:tab/><text:tab/><text:tab/>; <text:s text:c="14"/>РїРѕ РґРёСЃС†РёРїР»РёРЅРµ "РђСЂ</text:p>
      <text:p text:style-name="P853"><text:tab/><text:tab/><text:tab/><text:tab/>С…РёС‚РµРєС‚СѓСЂР° РєРѕРјРїСЊСЋС‚РµСЂР°"</text:p>
      <text:p text:style-name="P854"><text:tab/><text:tab/><text:tab/><text:tab/>; *********************************************</text:p>
      <text:p text:style-name="P855"><text:tab/><text:tab/><text:tab/><text:tab/>********************</text:p>
      <text:p text:style-name="P856"><text:tab/><text:tab/><text:tab/><text:tab/>; РќР°Р·РЅР°С‡РµРЅРёРµ: РџСЂРѕРіСЂР°РјРјР° С„Рѕ</text:p>
      <text:p text:style-name="P857"><text:tab/><text:tab/><text:tab/><text:tab/>СЂРјРёСЂСѓРµС‚ Рё РІС‹РІРѕРґРёС‚ РЅР° СЌРєСЂР°Р</text:p>
      <text:p text:style-name="P858"><text:tab/><text:tab/><text:tab/><text:tab/>Ѕ РїСЂРёРІРµС‚СЃС‚РІРёРµ</text:p>
      <text:p text:style-name="P859"><text:tab/><text:tab/><text:tab/><text:tab/>; <text:s text:c="12"/>РїРѕР»СЊР·РѕРІР°С‚РµР»СЏ СЃ РїРѕР</text:p>
      <text:p text:style-name="P860"><text:tab/><text:tab/><text:tab/><text:tab/>јРѕС‰СЊСЋ С„СѓРЅРєС†РёРё Р”РћРЎ "Р’С‹РІРѕРґ СЃС</text:p>
      <text:p text:style-name="P861"><text:tab/><text:tab/><text:tab/><text:tab/>‚СЂРѕРєРё"</text:p>
      <text:p text:style-name="P862"><text:tab/><text:tab/><text:tab/><text:tab/>; <text:s text:c="12"/>(РЅРѕРјРµСЂ 09 РїСЂРµСЂС‹РІР°РЅРё</text:p>
      <text:p text:style-name="P863"><text:tab/><text:tab/><text:tab/><text:tab/>Рµ 21h), РєРѕС‚РѕСЂР°СЏ:</text:p>
      <text:p text:style-name="P864"><text:span text:style-name="T865"><text:tab/></text:span><text:span text:style-name="T866"><text:tab/></text:span><text:span text:style-name="T867"><text:tab/></text:span><text:span text:style-name="T868"><text:tab/></text:span><text:span text:style-name="T869">; <text:s text:c="13"/>- РѕР±РµСЃРїРµС‡РёРІР°РµС‚ РІС‹Р</text:span></text:p>
      <text:p text:style-name="P870"><text:tab/><text:tab/><text:tab/><text:tab/>ІРѕРґ РЅР° СЌРєСЂР°РЅ СЃС‚СЂРѕРєРё СЃРёРјРІРѕР»</text:p>
      <text:p text:style-name="P871"><text:tab/><text:tab/><text:tab/><text:tab/>РѕРІ,</text:p>
      <text:p text:style-name="P872"><text:tab/><text:tab/><text:tab/><text:tab/>; <text:s text:c="15"/>Р·Р°РєР°РЅС‡РёРІР°СЋС‰РµР№СЃСЏ</text:p>
      <text:p text:style-name="P873"><text:tab/><text:tab/><text:tab/><text:tab/><text:s/>Р·РЅР°РєРѕРј "$";</text:p>
      <text:p text:style-name="P874"><text:tab/><text:tab/><text:tab/><text:tab/>; <text:s text:c="13"/>- С‚СЂРµР±СѓРµС‚ Р·Р°РґР°РЅРёСЏ</text:p>
      <text:p text:style-name="P875"><text:span text:style-name="T876"><text:tab/></text:span><text:span text:style-name="T877"><text:tab/></text:span><text:span text:style-name="T878"><text:tab/></text:span><text:span text:style-name="T879"><text:tab/>РІ СЂРµРіРёСЃС‚СЂРµ<text:s/></text:span><text:span text:style-name="T880">ah</text:span><text:span text:style-name="T881"><text:s/>РЅРѕРјРµСЂР° С„СѓРЅРєС†Р</text:span></text:p>
      <text:p text:style-name="P882"><text:span text:style-name="T883"><text:tab/></text:span><text:span text:style-name="T884"><text:tab/></text:span><text:span text:style-name="T885"><text:tab/></text:span><text:span text:style-name="T886"><text:tab/>ёРё=09</text:span><text:span text:style-name="T887">h</text:span><text:span text:style-name="T888">,</text:span></text:p>
      <text:p text:style-name="P889"><text:span text:style-name="T890"><text:tab/></text:span><text:span text:style-name="T891"><text:tab/></text:span><text:span text:style-name="T892"><text:tab/></text:span><text:span text:style-name="T893"><text:tab/>; <text:s text:c="15"/>Р° РІ СЂРµРіРёСЃС‚СЂРµ<text:s/></text:span><text:span text:style-name="T894">dx</text:span><text:span text:style-name="T895"><text:s/>- <text:s/>С</text:span></text:p>
      <text:p text:style-name="P896"><text:tab/><text:tab/><text:tab/><text:tab/>ЃРјРµС‰РµРЅРёСЏ <text:s/>Р°РґСЂРµСЃР° <text:s/>РІС‹РІРѕРґРёРјРѕ</text:p>
      <text:p text:style-name="P897"><text:tab/><text:tab/><text:tab/><text:tab/>Р№</text:p>
      <text:p text:style-name="P898"><text:tab/><text:tab/><text:tab/><text:tab/>; <text:s text:c="15"/>СЃС‚СЂРѕРєРё;</text:p>
      <text:p text:style-name="P899"><text:tab/><text:tab/><text:tab/><text:tab/>; <text:s text:c="13"/>- РёСЃРїРѕР»СЊР·СѓРµС‚ СЂРµРіРёС</text:p>
      <text:p text:style-name="P900"><text:span text:style-name="T901"><text:tab/></text:span><text:span text:style-name="T902"><text:tab/></text:span><text:span text:style-name="T903"><text:tab/></text:span><text:span text:style-name="T904"><text:tab/>ЃС‚СЂ <text:s/></text:span><text:span text:style-name="T905">ax</text:span><text:span text:style-name="T906"><text:s text:c="2"/>Рё <text:s/>РЅРµ СЃРѕС…СЂР°РЅСЏРµС‚ РµРіРѕ</text:span></text:p>
      <text:p text:style-name="P907"><text:tab/><text:tab/><text:tab/><text:tab/>; <text:s text:c="15"/>СЃРѕРґРµСЂР¶РёРјРѕРµ.</text:p>
      <text:soft-page-break/>
      <text:p text:style-name="P908"><text:tab/><text:tab/><text:tab/><text:tab/>; *********************************************</text:p>
      <text:p text:style-name="P909"><text:tab/><text:tab/><text:tab/><text:tab/>*********************</text:p>
      <text:p text:style-name="P910"><text:tab/><text:tab/><text:tab/><text:tab/></text:p>
      <text:p text:style-name="P911"><text:span text:style-name="T912"><text:tab/></text:span><text:span text:style-name="T913"><text:tab/></text:span><text:span text:style-name="T914"><text:tab/></text:span><text:span text:style-name="T915"><text:tab/><text:s text:c="3"/></text:span><text:span text:style-name="T916">DOSSEG</text:span><text:span text:style-name="T917"><text:s text:c="38"/></text:span></text:p>
      <text:p text:style-name="P918"><text:tab/><text:tab/><text:tab/><text:tab/>; Р—Р°РґР°РЅРёРµ СЃРµРіРјРµРЅС‚РѕРІ РїРѕРґ Р”Рћ</text:p>
      <text:p text:style-name="P919"><text:tab/><text:tab/><text:tab/><text:tab/>РЎ</text:p>
      <text:p text:style-name="P920"><text:span text:style-name="T921"><text:tab/></text:span><text:span text:style-name="T922"><text:tab/></text:span><text:span text:style-name="T923"><text:tab/></text:span><text:span text:style-name="T924"><text:tab/><text:s text:c="3"/>.</text:span><text:span text:style-name="T925">MODEL</text:span><text:span text:style-name="T926"><text:s text:c="2"/></text:span><text:span text:style-name="T927">SMALL</text:span><text:span text:style-name="T928"><text:s text:c="31"/></text:span></text:p>
      <text:p text:style-name="P929"><text:span text:style-name="T930"><text:tab/></text:span><text:span text:style-name="T931"><text:tab/></text:span><text:span text:style-name="T932"><text:tab/></text:span><text:span text:style-name="T933"><text:tab/>; РњРѕРґРµР»СЊ РїР°РјСЏС‚Рё-</text:span><text:span text:style-name="T934">SMALL</text:span><text:span text:style-name="T935">(РњР°Р»Р°СЏ)</text:span></text:p>
      <text:p text:style-name="P936"><text:span text:style-name="T937"><text:tab/></text:span><text:span text:style-name="T938"><text:tab/></text:span><text:span text:style-name="T939"><text:tab/></text:span><text:span text:style-name="T940"><text:tab/><text:s text:c="3"/>.</text:span><text:span text:style-name="T941">STACK</text:span><text:span text:style-name="T942"><text:s text:c="2"/>100</text:span><text:span text:style-name="T943">h</text:span><text:span text:style-name="T944"><text:s text:c="32"/></text:span></text:p>
      <text:p text:style-name="P945"><text:tab/><text:tab/><text:tab/><text:tab/>; РћС‚РІРµСЃС‚Рё РїРѕРґ РЎС‚РµРє 256 Р±Р°Р№С‚</text:p>
      <text:p text:style-name="P946"><text:span text:style-name="T947"><text:tab/></text:span><text:span text:style-name="T948"><text:tab/></text:span><text:span text:style-name="T949"><text:tab/></text:span><text:span text:style-name="T950"><text:tab/><text:s text:c="3"/>.</text:span><text:span text:style-name="T951">DATA</text:span><text:span text:style-name="T952"><text:s text:c="39"/></text:span></text:p>
      <text:p text:style-name="P953"><text:tab/><text:tab/><text:tab/><text:tab/>; РќР°С‡Р°Р»Рѕ СЃРµРіРјРµРЅС‚Р° РґР°РЅРЅС‹С…</text:p>
      <text:p text:style-name="P954"><text:span text:style-name="T955"><text:s/>0000</text:span><text:span text:style-name="T956"><text:tab/></text:span><text:span text:style-name="T957"><text:tab/></text:span><text:span text:style-name="T958"><text:tab/></text:span><text:span text:style-name="T959"><text:tab/></text:span><text:span text:style-name="T960">Greeting</text:span><text:span text:style-name="T961"><text:s text:c="2"/></text:span><text:span text:style-name="T962">LABEL</text:span><text:span text:style-name="T963"><text:s text:c="2"/></text:span><text:span text:style-name="T964">BYTE</text:span><text:span text:style-name="T965"><text:s text:c="26"/></text:span></text:p>
      <text:p text:style-name="P966"><text:tab/><text:tab/><text:tab/><text:tab/>; РўРµРєСЃС‚ <text:s/>РїСЂРёРІРµС‚СЃС‚РІРёСЏ</text:p>
      <text:p text:style-name="P967"><text:span text:style-name="T968"><text:s/>0000 <text:s/></text:span><text:span text:style-name="T969">D</text:span><text:span text:style-name="T970">0 92<text:s/></text:span><text:span text:style-name="T971">D</text:span><text:span text:style-name="T972">0<text:s/></text:span><text:span text:style-name="T973">B</text:span><text:span text:style-name="T974">0<text:s/></text:span><text:span text:style-name="T975">D</text:span><text:span text:style-name="T976">1 81</text:span><text:span text:style-name="T977"><text:tab/><text:s text:c="3"/></text:span><text:span text:style-name="T978">DB</text:span><text:span text:style-name="T979"><text:s/>'Р’Р°СЃ РїСЂРёРІРµС‚СЃС‚РІСѓРµС‚ СЃС‚.РіС</text:span></text:p>
      <text:p text:style-name="P980"><text:tab/><text:tab/><text:tab/><text:tab/>Ђ.1381 - РњРµР»СЊРєСѓРјСЏРЅС† Р”.Рђ.',13,10,'$'</text:p>
      <text:p text:style-name="P981"><text:span text:style-name="T982"><text:s text:c="7"/></text:span><text:span text:style-name="T983">20 D0 BF D1 80 D0</text:span><text:span text:style-name="T984"><text:tab/></text:span></text:p>
      <text:p text:style-name="P985"><text:s text:c="7"/>B8 D0 B2 D0 B5 D1<text:tab/></text:p>
      <text:p text:style-name="P986"><text:s text:c="7"/>82 D1 81 D1 82 D0<text:tab/></text:p>
      <text:p text:style-name="P987"><text:s text:c="7"/>B2 D1 83 D0 B5 D1<text:tab/></text:p>
      <text:p text:style-name="P988"><text:s text:c="7"/>82 20 D1 81 D1 82<text:tab/></text:p>
      <text:p text:style-name="P989"><text:s text:c="7"/>2E D0 B3 D1 80 2E<text:tab/></text:p>
      <text:p text:style-name="P990"><text:s text:c="7"/>31 33 38 31 20 2D<text:tab/></text:p>
      <text:p text:style-name="P991">#Microsoft (R) Macro Assembler Version 5.10 <text:s text:c="17"/>9/7/22 20:37:33<text:line-break/></text:p>
      <text:p text:style-name="P992"><text:s text:c="61"/>Page <text:s text:c="4"/>1-2</text:p>
      <text:p text:style-name="P993"/>
      <text:p text:style-name="P994"/>
      <text:p text:style-name="P995"><text:s text:c="7"/>20 D0 9C D0 B5 D0<text:tab/></text:p>
      <text:p text:style-name="P996"><text:s text:c="7"/>BB D1 8C D0 BA D1<text:tab/></text:p>
      <text:p text:style-name="P997"><text:s text:c="7"/>83 D0 BC D1 8F D0<text:tab/></text:p>
      <text:p text:style-name="P998"><text:s text:c="7"/>BD D1 86 20 D0 94<text:tab/></text:p>
      <text:p text:style-name="P999"><text:s text:c="7"/>2E D0 90 2E 0D 0A<text:tab/></text:p>
      <text:p text:style-name="P1000"><text:s text:c="7"/>24<text:tab/><text:tab/><text:tab/></text:p>
      <text:p text:style-name="P1001"><text:tab/><text:tab/><text:tab/><text:tab/><text:s text:c="3"/>.CODE <text:s text:c="31"/>; РќР°С</text:p>
      <text:p text:style-name="P1002"><text:tab/><text:tab/><text:tab/><text:tab/>‡Р°Р»Рѕ СЃРµРіРјРµРЅС‚Р° РєРѕРґР°</text:p>
      <text:p text:style-name="P1003"><text:s/>0000 <text:s/>B8 ---- R<text:tab/><text:tab/><text:s text:c="3"/>mov <text:s/>ax, @data <text:s text:c="23"/>; Р—Р°</text:p>
      <text:p text:style-name="P1004"><text:tab/><text:tab/><text:tab/><text:tab/>РіСЂСѓР·РєР° РІ DS Р°РґСЂРµСЃР° РЅР°С‡Р°Р»Р°</text:p>
      <text:p text:style-name="P1005"><text:s/>0003 <text:s/>8E D8<text:tab/><text:tab/><text:tab/><text:s text:c="3"/>mov <text:s/>ds, ax <text:s text:c="26"/>; СЃРµ</text:p>
      <text:p text:style-name="P1006"><text:tab/><text:tab/><text:tab/><text:tab/>РіРјРµРЅС‚Р° РґР°РЅРЅС‹С…</text:p>
      <text:p text:style-name="P1007"><text:s/>0005 <text:s/>BA 0000 R<text:tab/><text:tab/><text:s text:c="3"/>mov <text:s/>dx, OFFSET Greeting <text:s text:c="13"/>; Р—Р°</text:p>
      <text:p text:style-name="P1008"><text:tab/><text:tab/><text:tab/><text:tab/>РіСЂСѓР·РєР° РІ dx СЃРјРµС‰РµРЅРёСЏ</text:p>
      <text:p text:style-name="P1009"><text:tab/><text:tab/><text:tab/><text:tab/><text:s text:c="40"/>; Р°РґС</text:p>
      <text:p text:style-name="P1010"><text:tab/><text:tab/><text:tab/><text:tab/>ЂРµСЃР° С‚РµРєСЃС‚Р° РїСЂРёРІРµС‚СЃС‚РІРёСЏ</text:p>
      <text:soft-page-break/>
      <text:p text:style-name="P1011"><text:s/>0008<text:tab/><text:tab/><text:tab/><text:tab/>DisplayGreeting:</text:p>
      <text:p text:style-name="P1012"><text:s/>0008 <text:s/>B4 09<text:tab/><text:tab/><text:tab/><text:s text:c="3"/>mov <text:s/>ah, 9 <text:s text:c="27"/>; # С„</text:p>
      <text:p text:style-name="P1013"><text:tab/><text:tab/><text:tab/><text:tab/>СѓРЅРєС†РёРё Р”РћРЎ РїРµС‡Р°С‚Рё СЃС‚СЂРѕРєРё</text:p>
      <text:p text:style-name="P1014"><text:s/>000A <text:s/>CD 21<text:tab/><text:tab/><text:tab/><text:s text:c="3"/>int <text:s/>21h <text:s text:c="28"/>; РІС‹Р</text:p>
      <text:p text:style-name="P1015"><text:tab/><text:tab/><text:tab/><text:tab/>ІРѕРґ РЅР° СЌРєСЂР°РЅ <text:s/>РїСЂРёРІРµС‚СЃС‚РІРёСЏ</text:p>
      <text:p text:style-name="P1016"><text:s/>000C <text:s/>B4 4C<text:tab/><text:tab/><text:tab/><text:s text:c="3"/>mov <text:s/>ah, 4ch <text:s text:c="25"/>; # С„</text:p>
      <text:p text:style-name="P1017"><text:tab/><text:tab/><text:tab/><text:tab/>СѓРЅРєС†РёРё Р”РћРЎ Р·Р°РІРµСЂС€РµРЅРёСЏ РїСЂРѕ</text:p>
      <text:p text:style-name="P1018"><text:tab/><text:tab/><text:tab/><text:tab/>РіСЂР°РјРјС‹</text:p>
      <text:p text:style-name="P1019"><text:s/>000E <text:s/>CD 21<text:tab/><text:tab/><text:tab/><text:s text:c="3"/>int <text:s/>21h <text:s text:c="28"/>; Р·Р°Р</text:p>
      <text:p text:style-name="P1020"><text:tab/><text:tab/><text:tab/><text:tab/>ІРµСЂС€РµРЅРёРµ РїСЂРѕРіСЂР°РјРјС‹ Рё РІС‹С…РѕР</text:p>
      <text:p text:style-name="P1021"><text:tab/><text:tab/><text:tab/><text:tab/>ґ РІ Р”РћРЎ</text:p>
      <text:p text:style-name="P1022"><text:tab/><text:tab/><text:tab/><text:tab/><text:s text:c="3"/>END</text:p>
      <text:p text:style-name="P1023"/>
      <text:soft-page-break/>
      <text:p text:style-name="P1024">#Microsoft (R) Macro Assembler Version 5.10 <text:s text:c="17"/>9/7/22 20:37:33<text:line-break/></text:p>
      <text:p text:style-name="P1025"><text:s text:c="61"/>Symbols-1</text:p>
      <text:p text:style-name="P1026"/>
      <text:p text:style-name="P1027"/>
      <text:p text:style-name="P1028">Segments and Groups:</text:p>
      <text:p text:style-name="P1029"/>
      <text:p text:style-name="P1030"><text:s text:c="16"/>N a m e <text:s text:c="8"/><text:tab/>Length<text:tab/><text:s/>Align<text:tab/>Combine Class</text:p>
      <text:p text:style-name="P1031"/>
      <text:p text:style-name="P1032">DGROUP . . . . . . . . . . . . . <text:s/><text:tab/>GROUP</text:p>
      <text:p text:style-name="P1033"><text:s text:c="2"/>_DATA <text:s/>. . . . . . . . . . . . <text:s/><text:tab/>004F<text:tab/>WORD<text:tab/>PUBLIC<text:tab/>'DATA'</text:p>
      <text:p text:style-name="P1034"><text:s text:c="2"/>STACK <text:s/>. . . . . . . . . . . . <text:s/><text:tab/>0100<text:tab/>PARA<text:tab/>STACK<text:tab/>'STACK'</text:p>
      <text:p text:style-name="P1035">_TEXT <text:s/>. . . . . . . . . . . . . <text:s/><text:tab/>0010<text:tab/>WORD<text:tab/>PUBLIC<text:tab/>'CODE'</text:p>
      <text:p text:style-name="P1036"/>
      <text:p text:style-name="P1037">Symbols: <text:s text:c="11"/></text:p>
      <text:p text:style-name="P1038"/>
      <text:p text:style-name="P1039"><text:s text:c="16"/>N a m e <text:s text:c="8"/><text:tab/>Type<text:tab/><text:s/>Value<text:tab/><text:s/>Attr</text:p>
      <text:p text:style-name="P1040"/>
      <text:p text:style-name="P1041">DISPLAYGREETING <text:s/>. . . . . . . . <text:s/><text:tab/>L NEAR<text:tab/>0008<text:tab/>_TEXT</text:p>
      <text:p text:style-name="P1042"/>
      <text:p text:style-name="P1043">GREETING . . . . . . . . . . . . <text:s/><text:tab/>L BYTE<text:tab/>0000<text:tab/>_DATA</text:p>
      <text:p text:style-name="P1044"/>
      <text:p text:style-name="P1045">@CODE <text:s/>. . . . . . . . . . . . . <text:s/><text:tab/>TEXT <text:s/>_TEXT<text:tab/><text:tab/></text:p>
      <text:p text:style-name="P1046">@CODESIZE <text:s/>. . . . . . . . . . . <text:s/><text:tab/>TEXT <text:s/>0<text:tab/><text:tab/></text:p>
      <text:p text:style-name="P1047">@CPU . . . . . . . . . . . . . . <text:s/><text:tab/>TEXT <text:s/>0101h<text:tab/><text:tab/></text:p>
      <text:p text:style-name="P1048">@DATASIZE <text:s/>. . . . . . . . . . . <text:s/><text:tab/>TEXT <text:s/>0<text:tab/><text:tab/></text:p>
      <text:p text:style-name="P1049">@FILENAME <text:s/>. . . . . . . . . . . <text:s/><text:tab/>TEXT <text:s/>hello1<text:tab/><text:tab/></text:p>
      <text:p text:style-name="P1050">@VERSION . . . . . . . . . . . . <text:s/><text:tab/>TEXT <text:s/>510<text:tab/><text:tab/></text:p>
      <text:p text:style-name="P1051"/>
      <text:p text:style-name="P1052"/>
      <text:p text:style-name="P1053"><text:s text:c="5"/>33 Source <text:s/>Lines</text:p>
      <text:p text:style-name="P1054"><text:s text:c="5"/>33 Total <text:s text:c="2"/>Lines</text:p>
      <text:p text:style-name="P1055"><text:s text:c="5"/>19 Symbols</text:p>
      <text:p text:style-name="P1056"/>
      <text:p text:style-name="P1057"><text:s text:c="2"/>47994 + 459266 Bytes symbol space free</text:p>
      <text:p text:style-name="P1058"/>
      <text:p text:style-name="P1059"><text:s text:c="6"/>0 Warning Errors</text:p>
      <text:p text:style-name="P1060"><text:s text:c="6"/>0 Severe <text:s/>Errors</text:p>
      <text:p text:style-name="P1061"/>
      <text:p text:style-name="P1062"><text:span text:style-name="T1063">Имя</text:span><text:span text:style-name="T1064"><text:s/></text:span><text:span text:style-name="T1065">файла</text:span><text:span text:style-name="T1066">:<text:s/></text:span><text:span text:style-name="T1067">hello2.lst</text:span></text:p>
      <text:p text:style-name="P1068"/>
      <text:soft-page-break/>
      <text:p text:style-name="P1069">#Microsoft (R) Macro Assembler Version 5.10 <text:s text:c="17"/>9/7/22 20:50:36<text:line-break/></text:p>
      <text:p text:style-name="P1070"><text:s text:c="61"/>Page <text:s text:c="4"/>1-1</text:p>
      <text:p text:style-name="P1071"/>
      <text:p text:style-name="P1072"/>
      <text:p text:style-name="P1073"><text:tab/><text:tab/><text:tab/><text:tab/>; HELLO2 - РЈС‡РµР±РЅР°СЏ РїСЂРѕРіСЂР°РјРјР° N2</text:p>
      <text:p text:style-name="P1074"><text:tab/><text:tab/><text:tab/><text:tab/><text:s text:c="2"/>Р»Р°Р±.СЂР°Р±.#1 РїРѕ РґРёСЃС†РёРїР»РёРЅРµ "Р</text:p>
      <text:p text:style-name="P1075"><text:tab/><text:tab/><text:tab/><text:tab/>ђСЂС…РёС‚РµРєС‚СѓСЂР° РєРѕРјРїСЊСЋС‚РµСЂР°"</text:p>
      <text:p text:style-name="P1076"><text:tab/><text:tab/><text:tab/><text:tab/>; <text:s text:c="9"/>РџСЂРѕРіСЂР°РјРјР° РёСЃРїРѕР»СЊР·СѓР</text:p>
      <text:p text:style-name="P1077"><text:tab/><text:tab/><text:tab/><text:tab/>µС‚ РїСЂРѕС†РµРґСѓСЂСѓ РґР»СЏ РїРµС‡Р°С‚Рё СЃС‚</text:p>
      <text:p text:style-name="P1078"><text:tab/><text:tab/><text:tab/><text:tab/>СЂРѕРєРё</text:p>
      <text:p text:style-name="P1079"><text:tab/><text:tab/><text:tab/><text:tab/>;</text:p>
      <text:p text:style-name="P1080"><text:tab/><text:tab/><text:tab/><text:tab/>; <text:s text:c="5"/>РўР•РљРЎРў <text:s/>РџР РћР“Р РђРњРњР«</text:p>
      <text:p text:style-name="P1081"><text:tab/><text:tab/><text:tab/><text:tab/></text:p>
      <text:p text:style-name="P1082"><text:s/>= 0024<text:tab/><text:tab/><text:tab/><text:tab/>EOFLine <text:s/>EQU <text:s/>'$' <text:s text:c="8"/>; РћРїСЂРµРґРµР»РµРЅР</text:p>
      <text:p text:style-name="P1083"><text:tab/><text:tab/><text:tab/><text:tab/>ёРµ СЃРёРјРІРѕР»СЊРЅРѕР№ РєРѕРЅСЃС‚Р°РЅС‚С‹</text:p>
      <text:p text:style-name="P1084"><text:tab/><text:tab/><text:tab/><text:tab/><text:s text:c="26"/>; <text:s text:c="4"/>"РљРѕРЅРµС† СЃС</text:p>
      <text:p text:style-name="P1085"><text:tab/><text:tab/><text:tab/><text:tab/>‚СЂРѕРєРё"</text:p>
      <text:p text:style-name="P1086"><text:tab/><text:tab/><text:tab/><text:tab/></text:p>
      <text:p text:style-name="P1087"><text:tab/><text:tab/><text:tab/><text:tab/>; РЎС‚РµРє <text:s/>РїСЂРѕРіСЂР°РјРјС‹</text:p>
      <text:p text:style-name="P1088"><text:tab/><text:tab/><text:tab/><text:tab/></text:p>
      <text:p text:style-name="P1089"><text:tab/><text:tab/><text:tab/><text:tab/>ASSUME CS:CODE, SS:AStack</text:p>
      <text:p text:style-name="P1090"><text:tab/><text:tab/><text:tab/><text:tab/></text:p>
      <text:p text:style-name="P1091"><text:s/>0000<text:tab/><text:tab/><text:tab/><text:tab/>AStack <text:s text:c="3"/>SEGMENT <text:s/>STACK</text:p>
      <text:p text:style-name="P1092"><text:s/>0000 <text:s/>000C[<text:tab/><text:tab/><text:tab/><text:s text:c="10"/>DW 12 DUP('!') <text:s text:c="3"/>; РћС‚РІРѕРґРёС‚СЃС</text:p>
      <text:p text:style-name="P1093"><text:tab/><text:tab/><text:tab/><text:tab/>Џ 12 СЃР»РѕРІ РїР°РјСЏС‚Рё</text:p>
      <text:p text:style-name="P1094"><text:tab/><text:s text:c="3"/>0021<text:tab/><text:tab/><text:tab/></text:p>
      <text:p text:style-name="P1095"><text:tab/><text:tab/><text:tab/><text:s/>]<text:tab/></text:p>
      <text:p text:style-name="P1096"><text:tab/><text:tab/><text:tab/><text:tab/></text:p>
      <text:p text:style-name="P1097"><text:s/>0018<text:tab/><text:tab/><text:tab/><text:tab/>AStack <text:s text:c="3"/>ENDS</text:p>
      <text:p text:style-name="P1098"><text:tab/><text:tab/><text:tab/><text:tab/></text:p>
      <text:p text:style-name="P1099"><text:tab/><text:tab/><text:tab/><text:tab/>; Р”Р°РЅРЅС‹Рµ РїСЂРѕРіСЂР°РјРјС‹</text:p>
      <text:p text:style-name="P1100"><text:tab/><text:tab/><text:tab/><text:tab/></text:p>
      <text:p text:style-name="P1101"><text:s/>0000<text:tab/><text:tab/><text:tab/><text:tab/>DATA <text:s text:c="5"/>SEGMENT</text:p>
      <text:p text:style-name="P1102"><text:tab/><text:tab/><text:tab/><text:tab/></text:p>
      <text:p text:style-name="P1103"><text:span text:style-name="T1104"><text:tab/></text:span><text:span text:style-name="T1105"><text:tab/></text:span><text:span text:style-name="T1106"><text:tab/></text:span><text:span text:style-name="T1107"><text:tab/>; <text:s/>Р”РёСЂРµРєС‚РёРІС‹ РѕРїРёСЃР°РЅРёСЏ РґР°РЅРЅ</text:span></text:p>
      <text:p text:style-name="P1108"><text:tab/><text:tab/><text:tab/><text:tab/>С‹С…</text:p>
      <text:p text:style-name="P1109"><text:tab/><text:tab/><text:tab/><text:tab/></text:p>
      <text:p text:style-name="P1110"><text:s/>0000 <text:s/>48 65 6C 6C 6F 20<text:tab/>HELLO <text:s text:c="4"/>DB 'Hello Worlds!', 0AH, 0DH,EOFLine</text:p>
      <text:p text:style-name="P1111"><text:s text:c="7"/>57 6F 72 6C 64 73<text:tab/></text:p>
      <text:p text:style-name="P1112"><text:s text:c="7"/>21 0A 0D 24<text:tab/><text:tab/></text:p>
      <text:p text:style-name="P1113"><text:s/>0010 <text:s/>53 74 75 64 65 6E<text:tab/>GREETING <text:s/>DB 'Student from 4350 - $'</text:p>
      <text:p text:style-name="P1114"><text:s text:c="7"/>74 20 66 72 6F 6D<text:tab/></text:p>
      <text:p text:style-name="P1115"><text:s text:c="7"/>20 34 33 35 30 20<text:tab/></text:p>
      <text:p text:style-name="P1116"><text:s text:c="7"/>2D 20 24<text:tab/><text:tab/><text:tab/></text:p>
      <text:soft-page-break/>
      <text:p text:style-name="P1117"><text:s/>0025<text:tab/><text:tab/><text:tab/><text:tab/>DATA <text:s text:c="5"/>ENDS</text:p>
      <text:p text:style-name="P1118"><text:tab/><text:tab/><text:tab/><text:tab/></text:p>
      <text:p text:style-name="P1119"><text:tab/><text:tab/><text:tab/><text:tab/>; РљРѕРґ РїСЂРѕРіСЂР°РјРјС‹</text:p>
      <text:p text:style-name="P1120"><text:tab/><text:tab/><text:tab/><text:tab/></text:p>
      <text:p text:style-name="P1121"><text:s/>0000<text:tab/><text:tab/><text:tab/><text:tab/>CODE <text:s text:c="5"/>SEGMENT</text:p>
      <text:p text:style-name="P1122"><text:tab/><text:tab/><text:tab/><text:tab/>; РџСЂРѕС†РµРґСѓСЂР° РїРµС‡Р°С‚Рё СЃС‚СЂРѕРєРё</text:p>
      <text:p text:style-name="P1123"><text:s/>0000<text:tab/><text:tab/><text:tab/><text:tab/>WriteMsg <text:s/>PROC <text:s/>NEAR</text:p>
      <text:p text:style-name="P1124"><text:s/>0000 <text:s/>B4 09<text:tab/><text:tab/><text:tab/><text:s text:c="10"/>mov <text:s text:c="2"/>AH,9</text:p>
      <text:p text:style-name="P1125"><text:s/>0002 <text:s/>CD 21<text:tab/><text:tab/><text:tab/><text:s text:c="10"/>int <text:s text:c="2"/>21h <text:s/>; Р’С‹Р·РѕРІ С„СѓРЅРєС†РёР</text:p>
      <text:p text:style-name="P1126"><text:tab/><text:tab/><text:tab/><text:tab/>ё DOS РїРѕ РїСЂРµСЂС‹РІР°РЅРёСЋ</text:p>
      <text:p text:style-name="P1127"><text:s/>0004 <text:s/>C3<text:tab/><text:tab/><text:tab/><text:s text:c="10"/>ret</text:p>
      <text:p text:style-name="P1128"><text:s/>0005<text:tab/><text:tab/><text:tab/><text:tab/>WriteMsg <text:s/>ENDP</text:p>
      <text:p text:style-name="P1129"><text:tab/><text:tab/><text:tab/><text:tab/></text:p>
      <text:p text:style-name="P1130"><text:tab/><text:tab/><text:tab/><text:tab/>; Р“РѕР»РѕРІРЅР°СЏ РїСЂРѕС†РµРґСѓСЂР°</text:p>
      <text:p text:style-name="P1131"><text:s/>#Microsoft (R) Macro Assembler Version 5.10 <text:s text:c="17"/>9/7/22 20:50:36<text:line-break/></text:p>
      <text:p text:style-name="P1132"><text:s text:c="61"/>Page <text:s text:c="4"/>1-2</text:p>
      <text:p text:style-name="P1133"/>
      <text:p text:style-name="P1134"/>
      <text:p text:style-name="P1135"><text:s/>0005<text:tab/><text:tab/><text:tab/><text:tab/>Main <text:s text:c="5"/>PROC <text:s/>FAR</text:p>
      <text:p text:style-name="P1136"><text:s/>0005 <text:s/>1E<text:tab/><text:tab/><text:tab/><text:s text:c="10"/>push <text:s/>DS <text:s text:c="6"/>;\ <text:s/>РЎРѕС…СЂР°РЅРµРЅРё</text:p>
      <text:p text:style-name="P1137"><text:tab/><text:tab/><text:tab/><text:tab/>Рµ Р°РґСЂРµСЃР° РЅР°С‡Р°Р»Р° PSP РІ СЃС‚РµРєРµ</text:p>
      <text:p text:style-name="P1138"><text:s/>0006 <text:s/>2B C0<text:tab/><text:tab/><text:tab/><text:s text:c="10"/>sub <text:s text:c="2"/>AX,AX <text:s text:c="3"/>; &gt; РґР»СЏ РїРѕСЃР»РµР</text:p>
      <text:p text:style-name="P1139"><text:tab/><text:tab/><text:tab/><text:tab/>ґСѓСЋС‰РµРіРѕ РІРѕСЃСЃС‚Р°РЅРѕРІР»РµРЅРёСЏ РїРѕ</text:p>
      <text:p text:style-name="P1140"><text:s/>0008 <text:s/>50<text:tab/><text:tab/><text:tab/><text:s text:c="10"/>push <text:s/>AX <text:s text:c="6"/>;/ <text:s/>РєРѕРјР°РЅРґРµ ret</text:p>
      <text:p text:style-name="P1141"><text:tab/><text:tab/><text:tab/><text:tab/>, Р·Р°РІРµСЂС€Р°СЋС‰РµР№ РїСЂРѕС†РµРґСѓСЂСѓ.</text:p>
      <text:p text:style-name="P1142"><text:s/>0009 <text:s/>B8 ---- R<text:tab/><text:tab/><text:s text:c="10"/>mov <text:s text:c="2"/>AX,DATA <text:s text:c="12"/>; Р—Р°РіСЂС</text:p>
      <text:p text:style-name="P1143"><text:tab/><text:tab/><text:tab/><text:tab/>ѓР·РєР° СЃРµРіРјРµРЅС‚РЅРѕРіРѕ</text:p>
      <text:p text:style-name="P1144"><text:s/>000C <text:s/>8E D8<text:tab/><text:tab/><text:tab/><text:s text:c="10"/>mov <text:s text:c="2"/>DS,AX <text:s text:c="14"/>; СЂРµРіРёС</text:p>
      <text:p text:style-name="P1145"><text:span text:style-name="T1146"><text:tab/></text:span><text:span text:style-name="T1147"><text:tab/></text:span><text:span text:style-name="T1148"><text:tab/></text:span><text:span text:style-name="T1149"><text:tab/></text:span><text:span text:style-name="T1150">ЃС‚СЂР° РґР°РЅРЅС‹С….</text:span></text:p>
      <text:p text:style-name="P1151"><text:span text:style-name="T1152"><text:s/></text:span><text:span text:style-name="T1153">000E <text:s/>BA 0000 R</text:span><text:span text:style-name="T1154"><text:tab/></text:span><text:span text:style-name="T1155"><text:tab/><text:s text:c="10"/>mov <text:s text:c="2"/>DX, OFFSET HELLO <text:s text:c="3"/>; Р’С‹РІРѕР</text:span></text:p>
      <text:p text:style-name="P1156"><text:tab/><text:tab/><text:tab/><text:tab/>ґ РЅР° СЌРєСЂР°РЅ РїРµСЂРІРѕР№</text:p>
      <text:p text:style-name="P1157"><text:s/>0011 <text:s/>E8 0000 R<text:tab/><text:tab/><text:s text:c="10"/>call <text:s/>WriteMsg <text:s text:c="11"/>; СЃС‚СЂРѕР</text:p>
      <text:p text:style-name="P1158"><text:tab/><text:tab/><text:tab/><text:tab/>єРё РїСЂРёРІРµС‚СЃС‚РІРёСЏ.</text:p>
      <text:p text:style-name="P1159"><text:s/>0014 <text:s/>BA 0010 R<text:tab/><text:tab/><text:s text:c="10"/>mov <text:s text:c="2"/>DX, OFFSET GREETING ; Р’С‹РІРѕР</text:p>
      <text:p text:style-name="P1160"><text:tab/><text:tab/><text:tab/><text:tab/>ґ РЅР° СЌРєСЂР°РЅ РІС‚РѕСЂРѕР№</text:p>
      <text:p text:style-name="P1161"><text:s/>0017 <text:s/>E8 0000 R<text:tab/><text:tab/><text:s text:c="10"/>call <text:s/>WriteMsg <text:s text:c="11"/>; СЃС‚СЂРѕР</text:p>
      <text:p text:style-name="P1162"><text:tab/><text:tab/><text:tab/><text:tab/>єРё РїСЂРёРІРµС‚СЃС‚РІРёСЏ.</text:p>
      <text:p text:style-name="P1163"><text:s/>001A <text:s/>CB<text:tab/><text:tab/><text:tab/><text:s text:c="10"/>ret <text:s text:c="22"/>; Р’С‹С…РѕР</text:p>
      <text:p text:style-name="P1164"><text:tab/><text:tab/><text:tab/><text:tab/>ґ РІ DOS РїРѕ РєРѕРјР°РЅРґРµ,</text:p>
      <text:p text:style-name="P1165"><text:tab/><text:tab/><text:tab/><text:tab/><text:s text:c="36"/>; РЅР°С…РѕР</text:p>
      <text:p text:style-name="P1166"><text:tab/><text:tab/><text:tab/><text:tab/>ґСЏС‰РµР№СЃСЏ РІ 1-РѕРј СЃР»РѕРІРµ PSP.</text:p>
      <text:p text:style-name="P1167"><text:s/>001B<text:tab/><text:tab/><text:tab/><text:tab/>Main <text:s text:c="5"/>ENDP</text:p>
      <text:p text:style-name="P1168"><text:s/>001B<text:tab/><text:tab/><text:tab/><text:tab/>CODE <text:s text:c="5"/>ENDS</text:p>
      <text:soft-page-break/>
      <text:p text:style-name="P1169"><text:tab/><text:tab/><text:tab/><text:tab/><text:s text:c="10"/>END Main</text:p>
      <text:p text:style-name="P1170"/>
      <text:soft-page-break/>
      <text:p text:style-name="P1171">#Microsoft (R) Macro Assembler Version 5.10 <text:s text:c="17"/>9/7/22 20:50:36<text:line-break/></text:p>
      <text:p text:style-name="P1172"><text:s text:c="61"/>Symbols-1</text:p>
      <text:p text:style-name="P1173"/>
      <text:p text:style-name="P1174"/>
      <text:p text:style-name="P1175">Segments and Groups:</text:p>
      <text:p text:style-name="P1176"/>
      <text:p text:style-name="P1177"><text:s text:c="16"/>N a m e <text:s text:c="8"/><text:tab/>Length<text:tab/><text:s/>Align<text:tab/>Combine Class</text:p>
      <text:p text:style-name="P1178"/>
      <text:p text:style-name="P1179">ASTACK . . . . . . . . . . . . . <text:s/><text:tab/>0018<text:tab/>PARA<text:tab/>STACK<text:tab/></text:p>
      <text:p text:style-name="P1180">CODE . . . . . . . . . . . . . . <text:s/><text:tab/>001B<text:tab/>PARA<text:tab/>NONE<text:tab/></text:p>
      <text:p text:style-name="P1181">DATA . . . . . . . . . . . . . . <text:s/><text:tab/>0025<text:tab/>PARA<text:tab/>NONE<text:tab/></text:p>
      <text:p text:style-name="P1182"/>
      <text:p text:style-name="P1183">Symbols: <text:s text:c="11"/></text:p>
      <text:p text:style-name="P1184"/>
      <text:p text:style-name="P1185"><text:s text:c="16"/>N a m e <text:s text:c="8"/><text:tab/>Type<text:tab/><text:s/>Value<text:tab/><text:s/>Attr</text:p>
      <text:p text:style-name="P1186"/>
      <text:p text:style-name="P1187">EOFLINE <text:s/>. . . . . . . . . . . . <text:s/><text:tab/>NUMBER<text:tab/>0024<text:tab/></text:p>
      <text:p text:style-name="P1188"/>
      <text:p text:style-name="P1189">GREETING . . . . . . . . . . . . <text:s/><text:tab/>L BYTE<text:tab/>0010<text:tab/>DATA</text:p>
      <text:p text:style-name="P1190"/>
      <text:p text:style-name="P1191">HELLO <text:s/>. . . . . . . . . . . . . <text:s/><text:tab/>L BYTE<text:tab/>0000<text:tab/>DATA</text:p>
      <text:p text:style-name="P1192"/>
      <text:p text:style-name="P1193">MAIN . . . . . . . . . . . . . . <text:s/><text:tab/>F PROC<text:tab/>0005<text:tab/>CODE<text:tab/>Length = 0016</text:p>
      <text:p text:style-name="P1194"/>
      <text:p text:style-name="P1195">WRITEMSG . . . . . . . . . . . . <text:s/><text:tab/>N PROC<text:tab/>0000<text:tab/>CODE<text:tab/>Length = 0005</text:p>
      <text:p text:style-name="P1196"/>
      <text:p text:style-name="P1197">@CPU . . . . . . . . . . . . . . <text:s/><text:tab/>TEXT <text:s/>0101h<text:tab/><text:tab/></text:p>
      <text:p text:style-name="P1198">@FILENAME <text:s/>. . . . . . . . . . . <text:s/><text:tab/>TEXT <text:s/>hello2<text:tab/><text:tab/></text:p>
      <text:p text:style-name="P1199">@VERSION . . . . . . . . . . . . <text:s/><text:tab/>TEXT <text:s/>510<text:tab/><text:tab/></text:p>
      <text:p text:style-name="P1200"/>
      <text:p text:style-name="P1201"/>
      <text:p text:style-name="P1202"><text:s text:c="5"/>52 Source <text:s/>Lines</text:p>
      <text:p text:style-name="P1203"><text:s text:c="5"/>52 Total <text:s text:c="2"/>Lines</text:p>
      <text:p text:style-name="P1204"><text:s text:c="5"/>13 Symbols</text:p>
      <text:p text:style-name="P1205"/>
      <text:p text:style-name="P1206"><text:s text:c="2"/>47986 + 459271 Bytes symbol space free</text:p>
      <text:p text:style-name="P1207"/>
      <text:p text:style-name="P1208"><text:s text:c="6"/>0 Warning Errors</text:p>
      <text:p text:style-name="P1209"><text:span text:style-name="T1210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" style:display-name="Текст" style:family="paragraph" style:parent-style-name="Standard">
      <style:paragraph-properties fo:margin-bottom="0.1111in" fo:line-height="107%"/>
      <style:text-properties style:font-name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ксим Дудко</meta:initial-creator>
    <dc:creator>Максим Дудко</dc:creator>
    <meta:creation-date>2022-09-15T11:52:00Z</meta:creation-date>
    <dc:date>2022-09-15T17:03:00Z</dc:date>
    <meta:template xlink:href="Normal.dotm" xlink:type="simple"/>
    <meta:editing-cycles>1</meta:editing-cycles>
    <meta:editing-duration>PT20940S</meta:editing-duration>
    <meta:document-statistic meta:page-count="15" meta:paragraph-count="33" meta:word-count="2478" meta:character-count="16576" meta:row-count="117" meta:non-whitespace-character-count="14131"/>
  </office:meta>
</office:document-meta>
</file>